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text-properties style:font-name="Liberation Serif" fo:font-size="16pt" fo:font-weight="bold" officeooo:rsid="00138be6" officeooo:paragraph-rsid="00138be6" style:font-size-asian="16pt" style:font-weight-asian="bold" style:font-size-complex="16pt" style:font-weight-complex="bold"/>
    </style:style>
    <style:style style:name="P2" style:family="paragraph" style:parent-style-name="Text_20_body">
      <style:paragraph-properties fo:line-height="100%"/>
      <style:text-properties fo:font-variant="normal" fo:text-transform="none" fo:color="#222222" style:font-name="Liberation Serif" fo:font-size="14pt" fo:letter-spacing="normal" fo:font-style="normal" fo:font-weight="normal" officeooo:rsid="0022133e" officeooo:paragraph-rsid="0022133e" style:font-size-asian="14pt" style:font-size-complex="14pt"/>
    </style:style>
    <style:style style:name="P3"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18cd14" officeooo:paragraph-rsid="0018cd14" style:font-size-asian="14pt" style:font-size-complex="14pt"/>
    </style:style>
    <style:style style:name="P4"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1a5bb7" officeooo:paragraph-rsid="001a5bb7" style:font-size-asian="14pt" style:font-size-complex="14pt"/>
    </style:style>
    <style:style style:name="P5"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1bb571" officeooo:paragraph-rsid="001bb571" style:font-size-asian="14pt" style:font-size-complex="14pt"/>
    </style:style>
    <style:style style:name="P6"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1cbd61" officeooo:paragraph-rsid="001cbd61" style:font-size-asian="14pt" style:font-size-complex="14pt"/>
    </style:style>
    <style:style style:name="P7"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style:font-size-asian="14pt" style:font-size-complex="14pt"/>
    </style:style>
    <style:style style:name="P8"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paragraph-rsid="00149ed9" style:font-size-asian="14pt" style:font-size-complex="14pt"/>
    </style:style>
    <style:style style:name="P9"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paragraph-rsid="00277d35" style:font-size-asian="14pt" style:font-size-complex="14pt"/>
    </style:style>
    <style:style style:name="P10"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paragraph-rsid="0017c315" style:font-size-asian="14pt" style:font-size-complex="14pt"/>
    </style:style>
    <style:style style:name="P11"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paragraph-rsid="0036fb3d" style:font-size-asian="14pt" style:font-size-complex="14pt"/>
    </style:style>
    <style:style style:name="P12"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paragraph-rsid="003cde5f" style:font-size-asian="14pt" style:font-size-complex="14pt"/>
    </style:style>
    <style:style style:name="P13"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paragraph-rsid="00467236" style:font-size-asian="14pt" style:font-size-complex="14pt"/>
    </style:style>
    <style:style style:name="P14"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384257" officeooo:paragraph-rsid="00384257" style:font-size-asian="14pt" style:font-size-complex="14pt"/>
    </style:style>
    <style:style style:name="P15"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3ad28d" officeooo:paragraph-rsid="003ad28d" style:font-size-asian="14pt" style:font-size-complex="14pt"/>
    </style:style>
    <style:style style:name="P16"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3ef143" officeooo:paragraph-rsid="003ef143" style:font-size-asian="14pt" style:font-size-complex="14pt"/>
    </style:style>
    <style:style style:name="P17"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41d571" officeooo:paragraph-rsid="0041d571" style:font-size-asian="14pt" style:font-size-complex="14pt"/>
    </style:style>
    <style:style style:name="P18"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4b8f68" officeooo:paragraph-rsid="004b8f68" style:font-size-asian="14pt" style:font-size-complex="14pt"/>
    </style:style>
    <style:style style:name="P19"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4e6d63" officeooo:paragraph-rsid="004e6d63" style:font-size-asian="14pt" style:font-size-complex="14pt"/>
    </style:style>
    <style:style style:name="P20"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4e6d63" officeooo:paragraph-rsid="00504444" style:font-size-asian="14pt" style:font-size-complex="14pt"/>
    </style:style>
    <style:style style:name="P21"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51cc7a" officeooo:paragraph-rsid="0051cc7a" style:font-size-asian="14pt" style:font-size-complex="14pt"/>
    </style:style>
    <style:style style:name="P22"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552b1e" officeooo:paragraph-rsid="00552b1e" style:font-size-asian="14pt" style:font-size-complex="14pt"/>
    </style:style>
    <style:style style:name="P23"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5646be" officeooo:paragraph-rsid="005646be" style:font-size-asian="14pt" style:font-size-complex="14pt"/>
    </style:style>
    <style:style style:name="P24"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580501" officeooo:paragraph-rsid="00580501" style:font-size-asian="14pt" style:font-size-complex="14pt"/>
    </style:style>
    <style:style style:name="P25"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589c43" officeooo:paragraph-rsid="00589c43" style:font-size-asian="14pt" style:font-size-complex="14pt"/>
    </style:style>
    <style:style style:name="P26"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5bb31d" officeooo:paragraph-rsid="005bb31d" style:font-size-asian="14pt" style:font-size-complex="14pt"/>
    </style:style>
    <style:style style:name="P27"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5e5ca6" officeooo:paragraph-rsid="005e5ca6" style:font-size-asian="14pt" style:font-size-complex="14pt"/>
    </style:style>
    <style:style style:name="P28"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617376" officeooo:paragraph-rsid="00617376" style:font-size-asian="14pt" style:font-size-complex="14pt"/>
    </style:style>
    <style:style style:name="P29"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62bb58" officeooo:paragraph-rsid="0062bb58" style:font-size-asian="14pt" style:font-size-complex="14pt"/>
    </style:style>
    <style:style style:name="P30"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62efe3" officeooo:paragraph-rsid="0062efe3" style:font-size-asian="14pt" style:font-size-complex="14pt"/>
    </style:style>
    <style:style style:name="P31"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62efe3" officeooo:paragraph-rsid="0063f6c7" style:font-size-asian="14pt" style:font-size-complex="14pt"/>
    </style:style>
    <style:style style:name="P32"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6368ba" officeooo:paragraph-rsid="00638e6f" style:font-size-asian="14pt" style:font-size-complex="14pt"/>
    </style:style>
    <style:style style:name="P33"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638e6f" officeooo:paragraph-rsid="00638e6f" style:font-size-asian="14pt" style:font-size-complex="14pt"/>
    </style:style>
    <style:style style:name="P34"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63f6c7" officeooo:paragraph-rsid="0063f6c7" style:font-size-asian="14pt" style:font-size-complex="14pt"/>
    </style:style>
    <style:style style:name="P35"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66b3d3" officeooo:paragraph-rsid="0066b3d3" style:font-size-asian="14pt" style:font-size-complex="14pt"/>
    </style:style>
    <style:style style:name="P36"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6a9d66" officeooo:paragraph-rsid="006a9d66" style:font-size-asian="14pt" style:font-size-complex="14pt"/>
    </style:style>
    <style:style style:name="P37"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6c6542" officeooo:paragraph-rsid="006c6542" style:font-size-asian="14pt" style:font-size-complex="14pt"/>
    </style:style>
    <style:style style:name="P38"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6ced74" officeooo:paragraph-rsid="006ced74" style:font-size-asian="14pt" style:font-size-complex="14pt"/>
    </style:style>
    <style:style style:name="P39"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6f4d80" officeooo:paragraph-rsid="006f4d80" style:font-size-asian="14pt" style:font-size-complex="14pt"/>
    </style:style>
    <style:style style:name="P40"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7bf5e5" officeooo:paragraph-rsid="007bf5e5" style:font-size-asian="14pt" style:font-size-complex="14pt"/>
    </style:style>
    <style:style style:name="P41"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8597ce" officeooo:paragraph-rsid="008597ce" style:font-size-asian="14pt" style:font-size-complex="14pt"/>
    </style:style>
    <style:style style:name="P42"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8790a5" officeooo:paragraph-rsid="008790a5" style:font-size-asian="14pt" style:font-size-complex="14pt"/>
    </style:style>
    <style:style style:name="P43"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8a1cb4" officeooo:paragraph-rsid="008a1cb4" style:font-size-asian="14pt" style:font-size-complex="14pt"/>
    </style:style>
    <style:style style:name="P44"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8ed840" officeooo:paragraph-rsid="008ed840" style:font-size-asian="14pt" style:font-size-complex="14pt"/>
    </style:style>
    <style:style style:name="P45"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9a82c7" officeooo:paragraph-rsid="009a82c7" style:font-size-asian="14pt" style:font-size-complex="14pt"/>
    </style:style>
    <style:style style:name="P46"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9ac9b4" officeooo:paragraph-rsid="009ac9b4" style:font-size-asian="14pt" style:font-size-complex="14pt"/>
    </style:style>
    <style:style style:name="P47"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9b20b4" officeooo:paragraph-rsid="009b20b4" style:font-size-asian="14pt" style:font-size-complex="14pt"/>
    </style:style>
    <style:style style:name="P48"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49"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bold" officeooo:paragraph-rsid="0017c315" style:font-size-asian="14pt" style:font-weight-asian="bold" style:font-size-complex="14pt" style:font-weight-complex="bold"/>
    </style:style>
    <style:style style:name="P50"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bold" officeooo:paragraph-rsid="00404dba" style:font-size-asian="14pt" style:font-weight-asian="bold" style:font-size-complex="14pt" style:font-weight-complex="bold"/>
    </style:style>
    <style:style style:name="P51"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bold" officeooo:paragraph-rsid="007bf5e5" style:font-size-asian="14pt" style:font-weight-asian="bold" style:font-size-complex="14pt" style:font-weight-complex="bold"/>
    </style:style>
    <style:style style:name="P52" style:family="paragraph" style:parent-style-name="Text_20_body">
      <style:paragraph-properties fo:line-height="100%" fo:orphans="2" fo:widows="2"/>
      <style:text-properties fo:font-variant="normal" fo:text-transform="none" fo:color="#222222" style:font-name="Liberation Serif" fo:font-size="16pt" fo:letter-spacing="normal" fo:font-style="normal" fo:font-weight="bold" officeooo:rsid="001cbd61" officeooo:paragraph-rsid="001cbd61" style:font-size-asian="16pt" style:font-weight-asian="bold" style:font-size-complex="16pt" style:font-weight-complex="bold"/>
    </style:style>
    <style:style style:name="P53" style:family="paragraph" style:parent-style-name="Text_20_body">
      <style:paragraph-properties fo:line-height="100%" fo:orphans="2" fo:widows="2"/>
      <style:text-properties fo:font-variant="normal" fo:text-transform="none" fo:color="#222222" style:font-name="Liberation Serif" fo:font-size="16pt" fo:letter-spacing="normal" fo:font-style="normal" fo:font-weight="bold" officeooo:rsid="00149ed9" officeooo:paragraph-rsid="00149ed9" style:font-size-asian="16pt" style:font-weight-asian="bold" style:font-size-complex="16pt" style:font-weight-complex="bold"/>
    </style:style>
    <style:style style:name="P54" style:family="paragraph" style:parent-style-name="Text_20_body">
      <style:paragraph-properties fo:line-height="100%" fo:orphans="2" fo:widows="2"/>
      <style:text-properties fo:font-variant="normal" fo:text-transform="none" fo:color="#222222" style:font-name="Liberation Serif" fo:font-size="16pt" fo:letter-spacing="normal" fo:font-style="normal" fo:font-weight="bold" officeooo:rsid="001726bf" officeooo:paragraph-rsid="001726bf" style:font-size-asian="16pt" style:font-weight-asian="bold" style:font-size-complex="16pt" style:font-weight-complex="bold"/>
    </style:style>
    <style:style style:name="P55" style:family="paragraph" style:parent-style-name="Text_20_body">
      <style:paragraph-properties fo:line-height="100%" fo:orphans="2" fo:widows="2"/>
      <style:text-properties fo:font-variant="normal" fo:text-transform="none" fo:color="#222222" style:font-name="Liberation Serif" fo:font-size="16pt" fo:letter-spacing="normal" fo:font-style="normal" fo:font-weight="bold" officeooo:rsid="001a5bb7" officeooo:paragraph-rsid="001a5bb7" style:font-size-asian="16pt" style:font-weight-asian="bold" style:font-size-complex="16pt" style:font-weight-complex="bold"/>
    </style:style>
    <style:style style:name="P56" style:family="paragraph" style:parent-style-name="Text_20_body">
      <style:paragraph-properties fo:line-height="100%" fo:orphans="2" fo:widows="2"/>
      <style:text-properties fo:font-variant="normal" fo:text-transform="none" fo:color="#222222" style:font-name="Liberation Serif" fo:font-size="16pt" fo:letter-spacing="normal" fo:font-style="normal" fo:font-weight="bold" officeooo:rsid="0018cd14" officeooo:paragraph-rsid="0018cd14" style:font-size-asian="16pt" style:font-weight-asian="bold" style:font-size-complex="16pt" style:font-weight-complex="bold"/>
    </style:style>
    <style:style style:name="P57" style:family="paragraph" style:parent-style-name="Text_20_body">
      <style:paragraph-properties fo:line-height="100%" fo:orphans="2" fo:widows="2"/>
      <style:text-properties fo:font-variant="normal" fo:text-transform="none" fo:color="#222222" style:font-name="Liberation Serif" fo:font-size="16pt" fo:letter-spacing="normal" fo:font-style="normal" fo:font-weight="bold" officeooo:rsid="001bb571" officeooo:paragraph-rsid="001bb571" style:font-size-asian="16pt" style:font-weight-asian="bold" style:font-size-complex="16pt" style:font-weight-complex="bold"/>
    </style:style>
    <style:style style:name="P58" style:family="paragraph" style:parent-style-name="Text_20_body">
      <style:paragraph-properties fo:line-height="100%" fo:orphans="2" fo:widows="2"/>
      <style:text-properties fo:font-variant="normal" fo:text-transform="none" fo:color="#222222" style:font-name="sans-serif" fo:font-size="14pt" fo:letter-spacing="normal" fo:font-style="normal" fo:font-weight="normal" style:font-size-asian="14pt" style:font-size-complex="14pt"/>
    </style:style>
    <style:style style:name="P59" style:family="paragraph" style:parent-style-name="Text_20_body">
      <style:paragraph-properties fo:line-height="100%"/>
    </style:style>
    <style:style style:name="P60" style:family="paragraph" style:parent-style-name="Text_20_body">
      <style:paragraph-properties fo:line-height="100%" fo:orphans="2" fo:widows="2"/>
    </style:style>
    <style:style style:name="P61" style:family="paragraph" style:parent-style-name="Text_20_body">
      <style:paragraph-properties fo:line-height="100%" fo:orphans="2" fo:widows="2"/>
      <style:text-properties officeooo:paragraph-rsid="00372cb8"/>
    </style:style>
    <style:style style:name="P62" style:family="paragraph" style:parent-style-name="Text_20_body">
      <style:paragraph-properties fo:line-height="100%" fo:orphans="2" fo:widows="2"/>
      <style:text-properties officeooo:paragraph-rsid="005646be"/>
    </style:style>
    <style:style style:name="P63" style:family="paragraph" style:parent-style-name="Text_20_body">
      <loext:graphic-properties draw:fill="none"/>
      <style:paragraph-properties fo:margin-left="0cm" fo:margin-right="0cm" fo:margin-top="0cm" fo:margin-bottom="0.247cm" loext:contextual-spacing="false" fo:line-height="100%" fo:orphans="2" fo:widows="2" fo:text-indent="0cm" style:auto-text-indent="false" fo:background-color="transparent"/>
      <style:text-properties fo:font-variant="normal" fo:text-transform="none" fo:color="#222222" style:font-name="Liberation Serif" fo:font-size="16pt" fo:letter-spacing="normal" fo:font-style="normal" fo:font-weight="bold" officeooo:rsid="001726bf" officeooo:paragraph-rsid="001726bf" style:font-size-asian="16pt" style:font-weight-asian="bold" style:font-size-complex="16pt" style:font-weight-complex="bold"/>
    </style:style>
    <style:style style:name="P64" style:family="paragraph" style:parent-style-name="Text_20_body">
      <loext:graphic-properties draw:fill="none"/>
      <style:paragraph-properties fo:margin-top="0cm" fo:margin-bottom="0.247cm" loext:contextual-spacing="false" fo:line-height="100%" fo:orphans="2" fo:widows="2" fo:background-color="transparent"/>
      <style:text-properties fo:font-variant="normal" fo:text-transform="none" fo:color="#222222" style:font-name="Liberation Serif" fo:font-size="14pt" fo:letter-spacing="normal" fo:font-style="normal" fo:font-weight="normal" officeooo:rsid="001726bf" officeooo:paragraph-rsid="001726bf" style:font-size-asian="14pt" style:font-size-complex="14pt"/>
    </style:style>
    <style:style style:name="P65" style:family="paragraph" style:parent-style-name="Preformatted_20_Text">
      <style:paragraph-properties fo:line-height="100%" fo:orphans="2" fo:widows="2"/>
      <style:text-properties fo:font-variant="normal" fo:text-transform="none" fo:color="#222222" style:font-name="Liberation Serif" fo:font-size="14pt" fo:letter-spacing="normal" fo:font-style="normal" fo:font-weight="normal" officeooo:rsid="0080704a" officeooo:paragraph-rsid="001a5bb7" style:font-size-asian="14pt" style:font-size-complex="14pt"/>
    </style:style>
    <style:style style:name="P66" style:family="paragraph" style:parent-style-name="Preformatted_20_Text">
      <style:paragraph-properties fo:line-height="100%" fo:orphans="2" fo:widows="2"/>
      <style:text-properties fo:font-variant="normal" fo:text-transform="none" fo:color="#222222" style:font-name="Liberation Serif" fo:font-size="14pt" fo:letter-spacing="normal" fo:font-style="normal" fo:font-weight="normal" officeooo:rsid="0081dbf4" officeooo:paragraph-rsid="0081dbf4" style:font-size-asian="14pt" style:font-size-complex="14pt"/>
    </style:style>
    <style:style style:name="P67" style:family="paragraph" style:parent-style-name="Preformatted_20_Text">
      <style:paragraph-properties fo:line-height="100%" fo:orphans="2" fo:widows="2"/>
      <style:text-properties fo:font-variant="normal" fo:text-transform="none" fo:color="#222222" style:font-name="Liberation Serif" fo:font-size="14pt" fo:letter-spacing="normal" fo:font-style="normal" fo:font-weight="bold" officeooo:rsid="001a5bb7" officeooo:paragraph-rsid="001a5bb7" style:font-size-asian="14pt" style:font-weight-asian="bold" style:font-size-complex="14pt" style:font-weight-complex="bold"/>
    </style:style>
    <style:style style:name="P68" style:family="paragraph" style:parent-style-name="Preformatted_20_Text">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69" style:family="paragraph" style:parent-style-name="Header">
      <style:text-properties officeooo:rsid="00126e2c" officeooo:paragraph-rsid="00126e2c"/>
    </style:style>
    <style:style style:name="P70" style:family="paragraph" style:parent-style-name="Text_20_body" style:list-style-name="L1">
      <style:paragraph-properties fo:line-height="100%"/>
      <style:text-properties fo:font-variant="normal" fo:text-transform="none" fo:color="#222222" style:font-name="Liberation Serif" fo:font-size="14pt" fo:letter-spacing="normal" fo:font-style="normal" fo:font-weight="bold" officeooo:rsid="00138be6" officeooo:paragraph-rsid="00138be6" style:font-size-asian="14pt" style:font-weight-asian="bold" style:font-size-complex="14pt" style:font-weight-complex="bold"/>
    </style:style>
    <style:style style:name="P71"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72" style:family="paragraph" style:parent-style-name="Text_20_body" style:list-style-name="L1">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73" style:family="paragraph" style:parent-style-name="Text_20_body" style:list-style-name="L1">
      <style:paragraph-properties fo:line-height="100%" fo:orphans="2" fo:widows="2"/>
      <style:text-properties fo:font-variant="normal" fo:text-transform="none" fo:color="#222222" style:font-name="Liberation Serif" fo:font-size="14pt" fo:letter-spacing="normal" fo:font-style="normal" fo:font-weight="bold" officeooo:paragraph-rsid="00149ed9" style:font-size-asian="14pt" style:font-weight-asian="bold" style:font-size-complex="14pt" style:font-weight-complex="bold"/>
    </style:style>
    <style:style style:name="P74" style:family="paragraph" style:parent-style-name="Text_20_body" style:list-style-name="L2">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75" style:family="paragraph" style:parent-style-name="Text_20_body" style:list-style-name="L2">
      <style:paragraph-properties fo:line-height="100%" fo:orphans="2" fo:widows="2"/>
      <style:text-properties fo:font-variant="normal" fo:text-transform="none" fo:color="#222222" style:font-name="Liberation Serif" fo:font-size="14pt" fo:letter-spacing="normal" fo:font-style="normal" fo:font-weight="bold" officeooo:paragraph-rsid="002f8c44" style:font-size-asian="14pt" style:font-weight-asian="bold" style:font-size-complex="14pt" style:font-weight-complex="bold"/>
    </style:style>
    <style:style style:name="P76" style:family="paragraph" style:parent-style-name="Text_20_body" style:list-style-name="L3">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77" style:family="paragraph" style:parent-style-name="Text_20_body" style:list-style-name="L4">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78" style:family="paragraph" style:parent-style-name="Text_20_body" style:list-style-name="L4">
      <style:paragraph-properties fo:line-height="100%" fo:orphans="2" fo:widows="2"/>
      <style:text-properties fo:font-variant="normal" fo:text-transform="none" fo:color="#222222" style:font-name="Liberation Serif" fo:font-size="14pt" fo:letter-spacing="normal" fo:font-style="normal" fo:font-weight="bold" officeooo:paragraph-rsid="00742701" style:font-size-asian="14pt" style:font-weight-asian="bold" style:font-size-complex="14pt" style:font-weight-complex="bold"/>
    </style:style>
    <style:style style:name="P79" style:family="paragraph" style:parent-style-name="Text_20_body" style:list-style-name="L4">
      <style:paragraph-properties fo:line-height="100%" fo:orphans="2" fo:widows="2"/>
      <style:text-properties fo:font-variant="normal" fo:text-transform="none" fo:color="#222222" style:font-name="Liberation Serif" fo:font-size="14pt" fo:letter-spacing="normal" fo:font-style="normal" fo:font-weight="bold" officeooo:paragraph-rsid="0017c315" style:font-size-asian="14pt" style:font-weight-asian="bold" style:font-size-complex="14pt" style:font-weight-complex="bold"/>
    </style:style>
    <style:style style:name="P80" style:family="paragraph" style:parent-style-name="Text_20_body" style:list-style-name="L6">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81" style:family="paragraph" style:parent-style-name="Text_20_body" style:list-style-name="L7">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82" style:family="paragraph" style:parent-style-name="Text_20_body" style:list-style-name="L7">
      <style:paragraph-properties fo:line-height="100%" fo:orphans="2" fo:widows="2"/>
      <style:text-properties fo:font-variant="normal" fo:text-transform="none" fo:color="#222222" style:font-name="Liberation Serif" fo:font-size="14pt" fo:letter-spacing="normal" fo:font-style="normal" fo:font-weight="bold" officeooo:paragraph-rsid="001a5bb7" style:font-size-asian="14pt" style:font-weight-asian="bold" style:font-size-complex="14pt" style:font-weight-complex="bold"/>
    </style:style>
    <style:style style:name="P83" style:family="paragraph" style:parent-style-name="Text_20_body" style:list-style-name="L7">
      <style:paragraph-properties fo:line-height="100%" fo:orphans="2" fo:widows="2"/>
      <style:text-properties fo:font-variant="normal" fo:text-transform="none" fo:color="#222222" style:font-name="Liberation Serif" fo:font-size="14pt" fo:letter-spacing="normal" fo:font-style="normal" fo:font-weight="bold" officeooo:paragraph-rsid="007bf5e5" style:font-size-asian="14pt" style:font-weight-asian="bold" style:font-size-complex="14pt" style:font-weight-complex="bold"/>
    </style:style>
    <style:style style:name="P84"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bold" officeooo:paragraph-rsid="001a5bb7" style:font-size-asian="14pt" style:font-weight-asian="bold" style:font-size-complex="14pt" style:font-weight-complex="bold"/>
    </style:style>
    <style:style style:name="P85" style:family="paragraph" style:parent-style-name="Text_20_body" style:list-style-name="L8">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86" style:family="paragraph" style:parent-style-name="Text_20_body" style:list-style-name="L9">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87" style:family="paragraph" style:parent-style-name="Text_20_body" style:list-style-name="L10">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88" style:family="paragraph" style:parent-style-name="Text_20_body" style:list-style-name="L11">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89" style:family="paragraph" style:parent-style-name="Text_20_body" style:list-style-name="L11">
      <style:paragraph-properties fo:line-height="100%" fo:orphans="2" fo:widows="2"/>
      <style:text-properties fo:font-variant="normal" fo:text-transform="none" fo:color="#222222" style:font-name="Liberation Serif" fo:font-size="14pt" fo:letter-spacing="normal" fo:font-style="normal" fo:font-weight="bold" officeooo:paragraph-rsid="0083f9bd" style:font-size-asian="14pt" style:font-weight-asian="bold" style:font-size-complex="14pt" style:font-weight-complex="bold"/>
    </style:style>
    <style:style style:name="P90" style:family="paragraph" style:parent-style-name="Text_20_body" style:list-style-name="L11">
      <style:paragraph-properties fo:line-height="100%" fo:orphans="2" fo:widows="2"/>
      <style:text-properties fo:font-variant="normal" fo:text-transform="none" fo:color="#222222" style:font-name="Liberation Serif" fo:font-size="14pt" fo:letter-spacing="normal" fo:font-style="normal" fo:font-weight="bold" officeooo:paragraph-rsid="001cbd61" style:font-size-asian="14pt" style:font-weight-asian="bold" style:font-size-complex="14pt" style:font-weight-complex="bold"/>
    </style:style>
    <style:style style:name="P91" style:family="paragraph" style:parent-style-name="Text_20_body" style:list-style-name="L15">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92" style:family="paragraph" style:parent-style-name="Text_20_body" style:list-style-name="L16">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93" style:family="paragraph" style:parent-style-name="Text_20_body" style:list-style-name="L17">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94" style:family="paragraph" style:parent-style-name="Text_20_body" style:list-style-name="L18">
      <style:paragraph-properties fo:line-height="100%" fo:orphans="2" fo:widows="2"/>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95" style:family="paragraph" style:parent-style-name="Text_20_body" style:list-style-name="L6">
      <style:paragraph-properties fo:line-height="100%" fo:orphans="2" fo:widows="2"/>
      <style:text-properties fo:font-variant="normal" fo:text-transform="none" fo:color="#222222" style:font-name="Liberation Serif" fo:font-size="14pt" fo:letter-spacing="normal" fo:font-style="normal" fo:font-weight="bold" officeooo:rsid="0018cd14" officeooo:paragraph-rsid="0018cd14" style:font-size-asian="14pt" style:font-weight-asian="bold" style:font-size-complex="14pt" style:font-weight-complex="bold"/>
    </style:style>
    <style:style style:name="P96" style:family="paragraph" style:parent-style-name="Text_20_body" style:list-style-name="L8">
      <style:paragraph-properties fo:line-height="100%" fo:orphans="2" fo:widows="2"/>
      <style:text-properties fo:font-variant="normal" fo:text-transform="none" fo:color="#222222" style:font-name="Liberation Serif" fo:font-size="14pt" fo:letter-spacing="normal" fo:font-style="normal" fo:font-weight="bold" officeooo:rsid="001a5bb7" officeooo:paragraph-rsid="001a5bb7" style:font-size-asian="14pt" style:font-weight-asian="bold" style:font-size-complex="14pt" style:font-weight-complex="bold"/>
    </style:style>
    <style:style style:name="P97" style:family="paragraph" style:parent-style-name="Text_20_body" style:list-style-name="L9">
      <style:paragraph-properties fo:line-height="100%" fo:orphans="2" fo:widows="2"/>
      <style:text-properties fo:font-variant="normal" fo:text-transform="none" fo:color="#222222" style:font-name="Liberation Serif" fo:font-size="14pt" fo:letter-spacing="normal" fo:font-style="normal" fo:font-weight="bold" officeooo:rsid="001bb571" officeooo:paragraph-rsid="001bb571" style:font-size-asian="14pt" style:font-weight-asian="bold" style:font-size-complex="14pt" style:font-weight-complex="bold"/>
    </style:style>
    <style:style style:name="P98" style:family="paragraph" style:parent-style-name="Text_20_body" style:list-style-name="L10">
      <style:paragraph-properties fo:line-height="100%" fo:orphans="2" fo:widows="2"/>
      <style:text-properties fo:font-variant="normal" fo:text-transform="none" fo:color="#222222" style:font-name="Liberation Serif" fo:font-size="14pt" fo:letter-spacing="normal" fo:font-style="normal" fo:font-weight="bold" officeooo:rsid="001bb571" officeooo:paragraph-rsid="001bb571" style:font-size-asian="14pt" style:font-weight-asian="bold" style:font-size-complex="14pt" style:font-weight-complex="bold"/>
    </style:style>
    <style:style style:name="P99" style:family="paragraph" style:parent-style-name="Text_20_body" style:list-style-name="L11">
      <style:paragraph-properties fo:line-height="100%" fo:orphans="2" fo:widows="2"/>
      <style:text-properties fo:font-variant="normal" fo:text-transform="none" fo:color="#222222" style:font-name="Liberation Serif" fo:font-size="14pt" fo:letter-spacing="normal" fo:font-style="normal" fo:font-weight="bold" officeooo:rsid="001bb571" officeooo:paragraph-rsid="001bb571" style:font-size-asian="14pt" style:font-weight-asian="bold" style:font-size-complex="14pt" style:font-weight-complex="bold"/>
    </style:style>
    <style:style style:name="P100" style:family="paragraph" style:parent-style-name="Text_20_body" style:list-style-name="L15">
      <style:paragraph-properties fo:line-height="100%" fo:orphans="2" fo:widows="2"/>
      <style:text-properties fo:font-variant="normal" fo:text-transform="none" fo:color="#222222" style:font-name="Liberation Serif" fo:font-size="14pt" fo:letter-spacing="normal" fo:font-style="normal" fo:font-weight="bold" officeooo:rsid="001bb571" officeooo:paragraph-rsid="001bb571" style:font-size-asian="14pt" style:font-weight-asian="bold" style:font-size-complex="14pt" style:font-weight-complex="bold"/>
    </style:style>
    <style:style style:name="P101" style:family="paragraph" style:parent-style-name="Text_20_body" style:list-style-name="L16">
      <style:paragraph-properties fo:line-height="100%" fo:orphans="2" fo:widows="2"/>
      <style:text-properties fo:font-variant="normal" fo:text-transform="none" fo:color="#222222" style:font-name="Liberation Serif" fo:font-size="14pt" fo:letter-spacing="normal" fo:font-style="normal" fo:font-weight="bold" officeooo:rsid="001bb571" officeooo:paragraph-rsid="001bb571" style:font-size-asian="14pt" style:font-weight-asian="bold" style:font-size-complex="14pt" style:font-weight-complex="bold"/>
    </style:style>
    <style:style style:name="P102" style:family="paragraph" style:parent-style-name="Text_20_body" style:list-style-name="L17">
      <style:paragraph-properties fo:line-height="100%" fo:orphans="2" fo:widows="2"/>
      <style:text-properties fo:font-variant="normal" fo:text-transform="none" fo:color="#222222" style:font-name="Liberation Serif" fo:font-size="14pt" fo:letter-spacing="normal" fo:font-style="normal" fo:font-weight="bold" officeooo:rsid="001cbd61" officeooo:paragraph-rsid="001cbd61" style:font-size-asian="14pt" style:font-weight-asian="bold" style:font-size-complex="14pt" style:font-weight-complex="bold"/>
    </style:style>
    <style:style style:name="P103" style:family="paragraph" style:parent-style-name="Text_20_body" style:list-style-name="L18">
      <style:paragraph-properties fo:line-height="100%" fo:orphans="2" fo:widows="2"/>
      <style:text-properties fo:font-variant="normal" fo:text-transform="none" fo:color="#222222" style:font-name="Liberation Serif" fo:font-size="14pt" fo:letter-spacing="normal" fo:font-style="normal" fo:font-weight="bold" officeooo:rsid="001cbd61" officeooo:paragraph-rsid="001cbd61" style:font-size-asian="14pt" style:font-weight-asian="bold" style:font-size-complex="14pt" style:font-weight-complex="bold"/>
    </style:style>
    <style:style style:name="P104" style:family="paragraph" style:parent-style-name="Text_20_body" style:list-style-name="L11">
      <style:paragraph-properties fo:line-height="100%" fo:orphans="2" fo:widows="2"/>
      <style:text-properties fo:font-variant="normal" fo:text-transform="none" fo:color="#222222" style:font-name="Liberation Serif" fo:font-size="14pt" fo:letter-spacing="normal" fo:font-style="normal" fo:font-weight="bold" officeooo:paragraph-rsid="00b1dd3e" style:font-size-asian="14pt" style:font-size-complex="14pt"/>
    </style:style>
    <style:style style:name="P105" style:family="paragraph" style:parent-style-name="Text_20_body" style:list-style-name="L16">
      <style:paragraph-properties fo:line-height="100%" fo:orphans="2" fo:widows="2"/>
      <style:text-properties fo:font-variant="normal" fo:text-transform="none" fo:color="#222222" style:font-name="Liberation Serif" fo:font-size="14pt" fo:letter-spacing="normal" fo:font-style="normal" fo:font-weight="bold" style:font-size-asian="14pt" style:font-size-complex="14pt"/>
    </style:style>
    <style:style style:name="P106"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style:font-size-asian="14pt" style:font-size-complex="14pt"/>
    </style:style>
    <style:style style:name="P107" style:family="paragraph" style:parent-style-name="Text_20_body" style:list-style-name="L2">
      <style:paragraph-properties fo:line-height="100%" fo:orphans="2" fo:widows="2"/>
      <style:text-properties fo:font-variant="normal" fo:text-transform="none" fo:color="#222222" style:font-name="Liberation Serif" fo:font-size="14pt" fo:letter-spacing="normal" fo:font-style="normal" fo:font-weight="normal" officeooo:paragraph-rsid="002f8c44" style:font-size-asian="14pt" style:font-size-complex="14pt"/>
    </style:style>
    <style:style style:name="P108" style:family="paragraph" style:parent-style-name="Text_20_body" style:list-style-name="L4">
      <style:paragraph-properties fo:line-height="100%" fo:orphans="2" fo:widows="2"/>
      <style:text-properties fo:font-variant="normal" fo:text-transform="none" fo:color="#222222" style:font-name="Liberation Serif" fo:font-size="14pt" fo:letter-spacing="normal" fo:font-style="normal" fo:font-weight="normal" style:font-size-asian="14pt" style:font-size-complex="14pt"/>
    </style:style>
    <style:style style:name="P109" style:family="paragraph" style:parent-style-name="Text_20_body" style:list-style-name="L4">
      <style:paragraph-properties fo:line-height="100%" fo:orphans="2" fo:widows="2"/>
      <style:text-properties fo:font-variant="normal" fo:text-transform="none" fo:color="#222222" style:font-name="Liberation Serif" fo:font-size="14pt" fo:letter-spacing="normal" fo:font-style="normal" fo:font-weight="normal" officeooo:paragraph-rsid="0017c315" style:font-size-asian="14pt" style:font-size-complex="14pt"/>
    </style:style>
    <style:style style:name="P110" style:family="paragraph" style:parent-style-name="Text_20_body" style:list-style-name="L5">
      <style:paragraph-properties fo:line-height="100%" fo:orphans="2" fo:widows="2"/>
      <style:text-properties fo:font-variant="normal" fo:text-transform="none" fo:color="#222222" style:font-name="Liberation Serif" fo:font-size="14pt" fo:letter-spacing="normal" fo:font-style="normal" fo:font-weight="normal" officeooo:paragraph-rsid="00467236" style:font-size-asian="14pt" style:font-size-complex="14pt"/>
    </style:style>
    <style:style style:name="P111" style:family="paragraph" style:parent-style-name="Text_20_body" style:list-style-name="L7">
      <style:paragraph-properties fo:line-height="100%" fo:orphans="2" fo:widows="2"/>
      <style:text-properties fo:font-variant="normal" fo:text-transform="none" fo:color="#222222" style:font-name="Liberation Serif" fo:font-size="14pt" fo:letter-spacing="normal" fo:font-style="normal" fo:font-weight="normal" style:font-size-asian="14pt" style:font-size-complex="14pt"/>
    </style:style>
    <style:style style:name="P112"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paragraph-rsid="001a5bb7" style:font-size-asian="14pt" style:font-size-complex="14pt"/>
    </style:style>
    <style:style style:name="P113" style:family="paragraph" style:parent-style-name="Text_20_body" style:list-style-name="L12">
      <style:paragraph-properties fo:line-height="100%" fo:orphans="2" fo:widows="2"/>
      <style:text-properties fo:font-variant="normal" fo:text-transform="none" fo:color="#222222" style:font-name="Liberation Serif" fo:font-size="14pt" fo:letter-spacing="normal" fo:font-style="normal" fo:font-weight="normal" officeooo:paragraph-rsid="0083f9bd" style:font-size-asian="14pt" style:font-size-complex="14pt"/>
    </style:style>
    <style:style style:name="P114"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paragraph-rsid="00b399d3" style:font-size-asian="14pt" style:font-size-complex="14pt"/>
    </style:style>
    <style:style style:name="P115"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paragraph-rsid="00b029bc" style:font-size-asian="14pt" style:font-size-complex="14pt"/>
    </style:style>
    <style:style style:name="P116" style:family="paragraph" style:parent-style-name="Text_20_body" style:list-style-name="L19">
      <style:paragraph-properties fo:line-height="100%" fo:orphans="2" fo:widows="2"/>
      <style:text-properties fo:font-variant="normal" fo:text-transform="none" fo:color="#222222" style:font-name="Liberation Serif" fo:font-size="14pt" fo:letter-spacing="normal" fo:font-style="normal" fo:font-weight="normal" style:font-size-asian="14pt" style:font-size-complex="14pt"/>
    </style:style>
    <style:style style:name="P117"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1bb571" officeooo:paragraph-rsid="001bb571" style:font-size-asian="14pt" style:font-size-complex="14pt"/>
    </style:style>
    <style:style style:name="P118"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ac290b" officeooo:paragraph-rsid="00ac290b" style:font-size-asian="14pt" style:font-size-complex="14pt"/>
    </style:style>
    <style:style style:name="P119"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b3a698" officeooo:paragraph-rsid="00b3a698" style:font-size-asian="14pt" style:font-size-complex="14pt"/>
    </style:style>
    <style:style style:name="P120"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b8262c" officeooo:paragraph-rsid="00b8262c" style:font-size-asian="14pt" style:font-size-complex="14pt"/>
    </style:style>
    <style:style style:name="P121"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b9de03" officeooo:paragraph-rsid="00b9de03" style:font-size-asian="14pt" style:font-size-complex="14pt"/>
    </style:style>
    <style:style style:name="P122"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ba1682" officeooo:paragraph-rsid="00ba1682" style:font-size-asian="14pt" style:font-size-complex="14pt"/>
    </style:style>
    <style:style style:name="P123"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rsid="001cbd61" officeooo:paragraph-rsid="001cbd61" style:font-size-asian="14pt" style:font-size-complex="14pt"/>
    </style:style>
    <style:style style:name="P124" style:family="paragraph" style:parent-style-name="Text_20_body">
      <style:paragraph-properties fo:line-height="100%" fo:orphans="2" fo:widows="2"/>
      <style:text-properties fo:font-variant="normal" fo:text-transform="none" fo:color="#222222" style:font-name="Liberation Serif" fo:font-size="14pt" fo:letter-spacing="normal" fo:font-style="normal" fo:font-weight="normal" officeooo:paragraph-rsid="007d356d" style:font-size-asian="14pt" style:font-weight-asian="normal" style:font-size-complex="14pt" style:font-weight-complex="normal"/>
    </style:style>
    <style:style style:name="P125" style:family="paragraph" style:parent-style-name="Text_20_body" style:list-style-name="L14">
      <style:paragraph-properties fo:line-height="100%" fo:orphans="2" fo:widows="2"/>
      <style:text-properties fo:font-variant="normal" fo:text-transform="none" fo:color="#222222" style:font-name="Liberation Serif" fo:font-size="14pt" fo:letter-spacing="normal" fo:font-style="normal" fo:font-weight="normal" officeooo:paragraph-rsid="001cbd61" style:font-size-asian="14pt" style:font-weight-asian="normal" style:font-size-complex="14pt" style:font-weight-complex="normal"/>
    </style:style>
    <style:style style:name="P126" style:family="paragraph" style:parent-style-name="Text_20_body" style:list-style-name="L14">
      <style:paragraph-properties fo:line-height="100%" fo:orphans="2" fo:widows="2"/>
      <style:text-properties fo:font-variant="normal" fo:text-transform="none" fo:color="#222222" style:font-name="Liberation Serif" fo:font-size="14pt" fo:letter-spacing="normal" fo:font-style="normal" fo:font-weight="normal" officeooo:paragraph-rsid="009e1b9e" style:font-size-asian="14pt" style:font-weight-asian="normal" style:font-size-complex="14pt" style:font-weight-complex="normal"/>
    </style:style>
    <style:style style:name="P127" style:family="paragraph" style:parent-style-name="Text_20_body" style:list-style-name="L13">
      <style:paragraph-properties fo:line-height="100%" fo:orphans="2" fo:widows="2"/>
      <style:text-properties fo:font-variant="normal" fo:text-transform="none" fo:color="#222222" style:font-name="Liberation Serif" fo:font-size="14pt" fo:letter-spacing="normal" fo:font-style="normal" fo:font-weight="normal" officeooo:paragraph-rsid="0083f9bd" style:font-size-asian="14pt" style:font-weight-asian="normal" style:font-size-complex="14pt" style:font-weight-complex="normal"/>
    </style:style>
    <style:style style:name="P128" style:family="paragraph" style:parent-style-name="Text_20_body" style:list-style-name="L7">
      <style:paragraph-properties fo:line-height="100%" fo:orphans="2" fo:widows="2"/>
      <style:text-properties fo:font-variant="normal" fo:text-transform="none" fo:color="#222222" style:font-name="Liberation Serif" fo:font-size="14pt" fo:letter-spacing="normal" fo:font-weight="bold" officeooo:paragraph-rsid="001a5bb7" style:font-size-asian="14pt" style:font-weight-asian="bold" style:font-size-complex="14pt" style:font-weight-complex="bold"/>
    </style:style>
    <style:style style:name="P129" style:family="paragraph" style:parent-style-name="Text_20_body" style:list-style-name="L7">
      <style:paragraph-properties fo:line-height="100%" fo:orphans="2" fo:widows="2"/>
      <style:text-properties fo:font-variant="normal" fo:text-transform="none" fo:color="#222222" style:font-name="Liberation Serif" fo:font-size="12pt" fo:letter-spacing="normal" fo:font-style="normal" fo:font-weight="normal" officeooo:paragraph-rsid="001a5bb7" style:font-size-asian="12pt" style:font-size-complex="12pt"/>
    </style:style>
    <style:style style:name="P130" style:family="paragraph" style:parent-style-name="Text_20_body" style:list-style-name="L12">
      <style:paragraph-properties fo:line-height="100%" fo:orphans="2" fo:widows="2"/>
      <style:text-properties fo:font-variant="normal" fo:text-transform="none" fo:color="#00a933" style:font-name="Liberation Serif" fo:font-size="14pt" fo:letter-spacing="normal" fo:font-style="normal" fo:font-weight="bold" officeooo:paragraph-rsid="0083f9bd" style:font-size-asian="14pt" style:font-weight-asian="bold" style:font-size-complex="14pt" style:font-weight-complex="bold"/>
    </style:style>
    <style:style style:name="P131" style:family="paragraph" style:parent-style-name="Text_20_body" style:list-style-name="L14">
      <style:paragraph-properties fo:line-height="100%" fo:orphans="2" fo:widows="2"/>
      <style:text-properties fo:font-variant="normal" fo:text-transform="none" fo:color="#00a933" style:font-name="Liberation Serif" fo:font-size="14pt" fo:letter-spacing="normal" fo:font-style="normal" fo:font-weight="normal" officeooo:paragraph-rsid="009e1b9e" style:font-size-asian="14pt" style:font-weight-asian="normal" style:font-size-complex="14pt" style:font-weight-complex="normal"/>
    </style:style>
    <style:style style:name="P132" style:family="paragraph" style:parent-style-name="Text_20_body" style:list-style-name="L13">
      <style:paragraph-properties fo:line-height="100%" fo:orphans="2" fo:widows="2"/>
      <style:text-properties fo:font-variant="normal" fo:text-transform="none" fo:color="#00a933" style:font-name="Liberation Serif" fo:font-size="14pt" fo:letter-spacing="normal" fo:font-style="normal" fo:font-weight="normal" officeooo:paragraph-rsid="0083f9bd" style:font-size-asian="14pt" style:font-weight-asian="normal" style:font-size-complex="14pt" style:font-weight-complex="normal"/>
    </style:style>
    <style:style style:name="P133" style:family="paragraph" style:parent-style-name="Text_20_body">
      <style:paragraph-properties fo:line-height="100%" fo:orphans="2" fo:widows="2"/>
    </style:style>
    <style:style style:name="P134" style:family="paragraph" style:parent-style-name="Text_20_body" style:list-style-name="L7">
      <style:paragraph-properties fo:line-height="100%" fo:orphans="2" fo:widows="2"/>
    </style:style>
    <style:style style:name="P135" style:family="paragraph" style:parent-style-name="Text_20_body" style:list-style-name="L7">
      <style:paragraph-properties fo:line-height="100%" fo:orphans="2" fo:widows="2"/>
      <style:text-properties officeooo:paragraph-rsid="001a5bb7"/>
    </style:style>
    <style:style style:name="P136" style:family="paragraph" style:parent-style-name="Text_20_body">
      <style:paragraph-properties fo:line-height="100%" fo:orphans="2" fo:widows="2"/>
      <style:text-properties officeooo:paragraph-rsid="00c9b7d7"/>
    </style:style>
    <style:style style:name="P137" style:family="paragraph" style:parent-style-name="Text_20_body" style:list-style-name="L13">
      <style:paragraph-properties fo:line-height="100%" fo:orphans="2" fo:widows="2"/>
      <style:text-properties fo:font-weight="normal" officeooo:paragraph-rsid="0083f9bd" style:font-weight-asian="normal" style:font-weight-complex="normal"/>
    </style:style>
    <style:style style:name="P138" style:family="paragraph" style:parent-style-name="Text_20_body" style:list-style-name="L2" style:master-page-name="">
      <loext:graphic-properties draw:fill="none"/>
      <style:paragraph-properties fo:margin-top="0cm" fo:margin-bottom="0.247cm" loext:contextual-spacing="false" fo:line-height="100%" fo:orphans="2" fo:widows="2" style:page-number="auto" fo:background-color="transparent"/>
      <style:text-properties fo:font-variant="normal" fo:text-transform="none" fo:color="#222222" style:font-name="Liberation Serif" fo:font-size="14pt" fo:letter-spacing="normal" fo:font-style="normal" fo:font-weight="normal" officeooo:paragraph-rsid="002f8c44" style:font-size-asian="14pt" style:font-size-complex="14pt"/>
    </style:style>
    <style:style style:name="P139" style:family="paragraph" style:parent-style-name="Text_20_body" style:list-style-name="L2">
      <loext:graphic-properties draw:fill="none"/>
      <style:paragraph-properties fo:margin-top="0cm" fo:margin-bottom="0.247cm" loext:contextual-spacing="false" fo:line-height="100%" fo:orphans="2" fo:widows="2" fo:background-color="transparent"/>
      <style:text-properties fo:font-variant="normal" fo:text-transform="none" fo:color="#222222" style:font-name="Liberation Serif" fo:font-size="14pt" fo:letter-spacing="normal" fo:font-style="normal" fo:font-weight="normal" officeooo:paragraph-rsid="002f8c44" style:font-size-asian="14pt" style:font-size-complex="14pt"/>
    </style:style>
    <style:style style:name="P140" style:family="paragraph" style:parent-style-name="Text_20_body" style:list-style-name="L3">
      <loext:graphic-properties draw:fill="none"/>
      <style:paragraph-properties fo:margin-top="0cm" fo:margin-bottom="0.247cm" loext:contextual-spacing="false" fo:line-height="100%" fo:orphans="2" fo:widows="2" fo:background-color="transparent"/>
      <style:text-properties fo:font-variant="normal" fo:text-transform="none" fo:color="#222222" style:font-name="Liberation Serif" fo:font-size="14pt" fo:letter-spacing="normal" fo:font-style="normal" fo:font-weight="bold" officeooo:rsid="001726bf" officeooo:paragraph-rsid="001726bf" style:font-size-asian="14pt" style:font-weight-asian="bold" style:font-size-complex="14pt" style:font-weight-complex="bold"/>
    </style:style>
    <style:style style:name="T1" style:family="text">
      <style:text-properties officeooo:rsid="0018cd14"/>
    </style:style>
    <style:style style:name="T2" style:family="text">
      <style:text-properties officeooo:rsid="001a5bb7"/>
    </style:style>
    <style:style style:name="T3" style:family="text">
      <style:text-properties fo:color="#3366bb" style:text-line-through-style="none" style:text-line-through-type="none" fo:font-size="14pt" style:text-underline-style="none" fo:font-weight="bold" officeooo:rsid="001a5bb7" style:text-blinking="false" fo:background-color="transparent" loext:char-shading-value="0" style:font-size-asian="14pt" style:font-weight-asian="bold" style:font-size-complex="14pt" style:font-weight-complex="bold" loext:padding="0cm" loext:border="none"/>
    </style:style>
    <style:style style:name="T4" style:family="text">
      <style:text-properties fo:font-variant="normal" fo:text-transform="none" fo:color="#222222" style:font-name="Liberation Serif" fo:font-size="14pt" fo:letter-spacing="normal" fo:font-style="normal" fo:font-weight="normal" style:font-size-asian="14pt" style:font-size-complex="14pt"/>
    </style:style>
    <style:style style:name="T5" style:family="text">
      <style:text-properties fo:font-variant="normal" fo:text-transform="none" fo:color="#222222" style:font-name="Liberation Serif" fo:font-size="14pt" fo:letter-spacing="normal" fo:font-style="normal" fo:font-weight="normal" officeooo:rsid="00240523" style:font-size-asian="14pt" style:font-size-complex="14pt"/>
    </style:style>
    <style:style style:name="T6" style:family="text">
      <style:text-properties fo:font-variant="normal" fo:text-transform="none" fo:color="#222222" style:font-name="Liberation Serif" fo:font-size="14pt" fo:letter-spacing="normal" fo:font-style="normal" fo:font-weight="normal" officeooo:rsid="00372cb8" style:font-size-asian="14pt" style:font-size-complex="14pt"/>
    </style:style>
    <style:style style:name="T7" style:family="text">
      <style:text-properties fo:font-variant="normal" fo:text-transform="none" fo:color="#222222" style:font-name="Liberation Serif" fo:font-size="14pt" fo:letter-spacing="normal" fo:font-style="normal" fo:font-weight="normal" officeooo:rsid="005646be" style:font-size-asian="14pt" style:font-size-complex="14pt"/>
    </style:style>
    <style:style style:name="T8" style:family="text">
      <style:text-properties fo:font-variant="normal" fo:text-transform="none" fo:color="#222222" style:font-name="Liberation Serif" fo:font-size="14pt" fo:letter-spacing="normal" fo:font-style="normal" fo:font-weight="normal" officeooo:rsid="009537f4" style:font-size-asian="14pt" style:font-size-complex="14pt"/>
    </style:style>
    <style:style style:name="T9" style:family="text">
      <style:text-properties fo:font-variant="normal" fo:text-transform="none" fo:color="#222222" style:font-name="Liberation Serif" fo:font-size="14pt" fo:letter-spacing="normal" fo:font-style="normal" fo:font-weight="normal" officeooo:rsid="009cdfd8" style:font-size-asian="14pt" style:font-size-complex="14pt"/>
    </style:style>
    <style:style style:name="T10" style:family="text">
      <style:text-properties fo:font-variant="normal" fo:text-transform="none" fo:color="#222222" style:font-name="Liberation Serif" fo:font-size="14pt" fo:letter-spacing="normal" fo:font-style="normal" fo:font-weight="normal" officeooo:rsid="00a40cbb" style:font-size-asian="14pt" style:font-size-complex="14pt"/>
    </style:style>
    <style:style style:name="T11" style:family="text">
      <style:text-properties fo:font-variant="normal" fo:text-transform="none" fo:color="#222222" style:font-name="Liberation Serif" fo:font-size="14pt" fo:letter-spacing="normal" fo:font-style="normal" fo:font-weight="normal" officeooo:rsid="00c9b7d7" style:font-size-asian="14pt" style:font-size-complex="14pt"/>
    </style:style>
    <style:style style:name="T12" style:family="text">
      <style:text-properties fo:font-variant="normal" fo:text-transform="none" fo:color="#222222" style:font-name="Liberation Serif" fo:font-size="14pt" fo:letter-spacing="normal" fo:font-style="normal" style:font-size-asian="14pt" style:font-size-complex="14pt"/>
    </style:style>
    <style:style style:name="T13" style:family="text">
      <style:text-properties fo:font-variant="normal" fo:text-transform="none" fo:color="#222222" style:font-name="Liberation Serif" fo:font-size="14pt" fo:letter-spacing="normal" fo:font-style="normal" officeooo:rsid="0083f9bd" style:font-size-asian="14pt" style:font-size-complex="14pt"/>
    </style:style>
    <style:style style:name="T14" style:family="text">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T15" style:family="text">
      <style:text-properties fo:font-variant="normal" fo:text-transform="none" fo:color="#3366bb" style:text-line-through-style="none" style:text-line-through-type="none" style:font-name="Liberation Serif" fo:font-size="14pt" fo:letter-spacing="normal" fo:font-style="normal" style:text-underline-style="none" fo:font-weight="bold" style:text-blinking="false" fo:background-color="transparent" loext:char-shading-value="0" style:font-size-asian="14pt" style:font-weight-asian="bold" style:font-size-complex="14pt" style:font-weight-complex="bold" loext:padding="0cm" loext:border="none"/>
    </style:style>
    <style:style style:name="T16" style:family="text">
      <style:text-properties style:font-name="Liberation Serif" fo:font-size="14pt" style:font-size-asian="14pt" style:font-size-complex="14pt"/>
    </style:style>
    <style:style style:name="T17" style:family="text">
      <style:text-properties fo:color="#008000" fo:font-style="normal"/>
    </style:style>
    <style:style style:name="T18" style:family="text">
      <style:text-properties fo:color="#7d9029" fo:font-style="normal"/>
    </style:style>
    <style:style style:name="T19" style:family="text">
      <style:text-properties fo:color="#666666" fo:font-style="normal"/>
    </style:style>
    <style:style style:name="T20" style:family="text">
      <style:text-properties fo:color="#ba2121" fo:font-style="normal"/>
    </style:style>
    <style:style style:name="T21" style:family="text">
      <style:text-properties fo:color="#000000"/>
    </style:style>
    <style:style style:name="T22" style:family="text">
      <style:text-properties fo:color="#000000" fo:font-style="normal"/>
    </style:style>
    <style:style style:name="T23" style:family="text">
      <style:text-properties fo:font-size="14pt" style:font-size-asian="14pt" style:font-size-complex="14pt"/>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01a5bb7" style:font-size-asian="14pt" style:font-weight-asian="bold" style:font-size-complex="14pt" style:font-weight-complex="bold"/>
    </style:style>
    <style:style style:name="T26" style:family="text">
      <style:text-properties officeooo:rsid="00277d35"/>
    </style:style>
    <style:style style:name="T27" style:family="text">
      <style:text-properties officeooo:rsid="002fa27f"/>
    </style:style>
    <style:style style:name="T28" style:family="text">
      <style:text-properties officeooo:rsid="00325d1d"/>
    </style:style>
    <style:style style:name="T29" style:family="text">
      <style:text-properties officeooo:rsid="0039bb4f"/>
    </style:style>
    <style:style style:name="T30" style:family="text">
      <style:text-properties officeooo:rsid="003a5f39"/>
    </style:style>
    <style:style style:name="T31" style:family="text">
      <style:text-properties officeooo:rsid="003c157d"/>
    </style:style>
    <style:style style:name="T32" style:family="text">
      <style:text-properties officeooo:rsid="003cde5f"/>
    </style:style>
    <style:style style:name="T33" style:family="text">
      <style:text-properties officeooo:rsid="003db80d"/>
    </style:style>
    <style:style style:name="T34" style:family="text">
      <style:text-properties officeooo:rsid="00437fef"/>
    </style:style>
    <style:style style:name="T35" style:family="text">
      <style:text-properties officeooo:rsid="00457248"/>
    </style:style>
    <style:style style:name="T36" style:family="text">
      <style:text-properties officeooo:rsid="00467236"/>
    </style:style>
    <style:style style:name="T37" style:family="text">
      <style:text-properties officeooo:rsid="00504444"/>
    </style:style>
    <style:style style:name="T38" style:family="text">
      <style:text-properties officeooo:rsid="00638e6f"/>
    </style:style>
    <style:style style:name="T39" style:family="text">
      <style:text-properties officeooo:rsid="0063f6c7"/>
    </style:style>
    <style:style style:name="T40" style:family="text">
      <style:text-properties officeooo:rsid="00652481"/>
    </style:style>
    <style:style style:name="T41" style:family="text">
      <style:text-properties officeooo:rsid="00678803"/>
    </style:style>
    <style:style style:name="T42" style:family="text">
      <style:text-properties officeooo:rsid="006969d2"/>
    </style:style>
    <style:style style:name="T43" style:family="text">
      <style:text-properties officeooo:rsid="006cccf2"/>
    </style:style>
    <style:style style:name="T44" style:family="text">
      <style:text-properties officeooo:rsid="006ced74"/>
    </style:style>
    <style:style style:name="T45" style:family="text">
      <style:text-properties fo:font-weight="bold" style:font-weight-asian="bold" style:font-weight-complex="bold"/>
    </style:style>
    <style:style style:name="T46" style:family="text">
      <style:text-properties fo:font-weight="bold" officeooo:rsid="005fffaf" style:font-weight-asian="bold" style:font-weight-complex="bold"/>
    </style:style>
    <style:style style:name="T47" style:family="text">
      <style:text-properties fo:font-style="normal"/>
    </style:style>
    <style:style style:name="T48" style:family="text">
      <style:text-properties fo:font-style="normal" officeooo:rsid="001a5bb7"/>
    </style:style>
    <style:style style:name="T49" style:family="text">
      <style:text-properties fo:font-weight="normal"/>
    </style:style>
    <style:style style:name="T50" style:family="text">
      <style:text-properties officeooo:rsid="0083f9bd"/>
    </style:style>
    <style:style style:name="T51" style:family="text">
      <style:text-properties officeooo:rsid="008be568"/>
    </style:style>
    <style:style style:name="T52" style:family="text">
      <style:text-properties style:font-weight-asian="bold" style:font-weight-complex="bold"/>
    </style:style>
    <style:style style:name="T53" style:family="text">
      <style:text-properties officeooo:rsid="00a3face"/>
    </style:style>
    <style:style style:name="T54" style:family="text">
      <style:text-properties officeooo:rsid="00b029bc"/>
    </style:style>
    <style:style style:name="T55" style:family="text">
      <style:text-properties officeooo:rsid="00b399d3"/>
    </style:style>
    <style:style style:name="T56" style:family="text">
      <style:text-properties officeooo:rsid="00b3a698"/>
    </style:style>
    <style:style style:name="T57" style:family="text">
      <style:text-properties officeooo:rsid="00b44b8f"/>
    </style:style>
    <style:style style:name="T58" style:family="text">
      <style:text-properties officeooo:rsid="00b636e3"/>
    </style:style>
    <style:style style:name="T59" style:family="text">
      <style:text-properties officeooo:rsid="00c4e807"/>
    </style:style>
    <style:style style:name="T60" style:family="text">
      <style:text-properties officeooo:rsid="00c81b50"/>
    </style:style>
    <style:style style:name="T61" style:family="text">
      <style:text-properties officeooo:rsid="00cd016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text:p>
      <text:list xml:id="list2266782700" text:style-name="L1">
        <text:list-item>
          <text:p text:style-name="P70">¿En qué lenguaje se escriben la mayoría de las páginas web?</text:p>
        </text:list-item>
      </text:list>
      <text:p text:style-name="P2">Las páginas web están escritas en código HTML.</text:p>
      <text:list xml:id="list203247006540492" text:continue-numbering="true" text:style-name="L1">
        <text:list-item>
          <text:p text:style-name="P72">¿Quién define las normas del lenguaje HTML?</text:p>
        </text:list-item>
      </text:list>
      <text:p text:style-name="P59"><text:span text:style-name="T5">Las </text:span><text:span text:style-name="T4">normas </text:span><text:span text:style-name="T5">las </text:span><text:span text:style-name="T4">define un organismo sin ánimo de lucro llamado </text:span><text:span text:style-name="T23">World Wide Web Consortium</text:span><text:span text:style-name="T4">, más conocido como </text:span><text:span text:style-name="Strong_20_Emphasis"><text:span text:style-name="T12">W3C</text:span></text:span><text:span text:style-name="T4">. </text:span></text:p>
      <text:list xml:id="list203246018256074" text:continue-numbering="true" text:style-name="L1">
        <text:list-item>
          <text:p text:style-name="P72">¿Quién es considerado el padre del HTML?</text:p>
        </text:list-item>
      </text:list>
      <text:p text:style-name="P7"><text:span text:style-name="T28">El padre es </text:span>Tim Berners-Lee.</text:p>
      <text:list xml:id="list203247209370973" text:continue-numbering="true" text:style-name="L1">
        <text:list-item>
          <text:p text:style-name="P72">¿Cuando se publicó el primer documento formal con la descripción de HTML?</text:p>
        </text:list-item>
      </text:list>
      <text:p text:style-name="P7">El primer documento formal con la descripción de HTML se publicó en 1991.</text:p>
      <text:list xml:id="list203245437824716" text:continue-numbering="true" text:style-name="L1">
        <text:list-item>
          <text:p text:style-name="P72">¿Cual es la última especificación oficial de HTML? ¿Cuándo se publicó?</text:p>
        </text:list-item>
      </text:list>
      <text:p text:style-name="P7">La última especificación oficial de HTML se publicó el 24 de diciembre de 1999 y se denomina HTML 4.01.</text:p>
      <text:list xml:id="list203245599098721" text:continue-numbering="true" text:style-name="L1">
        <text:list-item>
          <text:p text:style-name="P73">¿Cuándo se publicó el primer borrador oficial de HTML5? ¿Cuál es la última versión?</text:p>
        </text:list-item>
      </text:list>
      <text:p text:style-name="P9"><text:span text:style-name="T26">El</text:span> primer borrador oficial se publicó el 22 de enero de 2008. XHTML 2.0</text:p>
      <text:p text:style-name="P8"/>
      <text:p text:style-name="P53">XHTML</text:p>
      <text:list xml:id="list2900926563" text:style-name="L2">
        <text:list-item>
          <text:p text:style-name="P138"><text:span text:style-name="T45">XHTML 1.0</text:span> </text:p>
          <text:p text:style-name="P139"><text:span text:style-name="T45">a) ¿es una adaptación de HTML 4.01 al lenguaje XML?</text:span> <text:span text:style-name="T27">Si.</text:span></text:p>
          <text:p text:style-name="P139"><text:span text:style-name="T45">b) ¿mantiene casi todas sus etiquetas y características?</text:span> <text:span text:style-name="T27">Si.</text:span></text:p>
          <text:p text:style-name="P139"><text:span text:style-name="T45">c) ¿añade algunas restricciones y elementos propios de XML?</text:span> <text:span text:style-name="T27">Si.</text:span></text:p>
        </text:list-item>
        <text:list-item>
          <text:p text:style-name="P75">El lenguaje XHTML… </text:p>
          <text:p text:style-name="P107"><text:span text:style-name="T45">a) ¿es muy similar al lenguaje HTML?</text:span> <text:span text:style-name="T27">Si.</text:span></text:p>
          <text:p text:style-name="P107"><text:span text:style-name="T45">b) ¿es una adaptación de HTML al lenguaje XML?</text:span> <text:span text:style-name="T27">Si.</text:span></text:p>
        </text:list-item>
        <text:list-item>
          <text:p text:style-name="P74">¿Cuál es el mecanismo que permite separar los contenidos definidos mediante XHTML y el aspecto que deben presentar esos contenidos?</text:p>
        </text:list-item>
      </text:list>
      <text:p text:style-name="P7">CSS es el mecanismo que permite separar los contenidos definidos mediante XHTML y el aspecto que deben presentar esos contenidos</text:p>
      <text:p text:style-name="P58"/>
      <text:p text:style-name="P63">CODIFICACIÓN</text:p>
      <text:list xml:id="list1375401381" text:style-name="L3">
        <text:list-item>
          <text:p text:style-name="P140"><text:soft-page-break/>¿Cómo se denomina al proceso de transformación de caracteres en secuencias de números?</text:p>
        </text:list-item>
      </text:list>
      <text:p text:style-name="P64">El proceso de transformación de caracteres en secuencias de números se denomina codificación de caracteres.</text:p>
      <text:list xml:id="list203247090847997" text:continue-numbering="true" text:style-name="L3">
        <text:list-item>
          <text:p text:style-name="P76">¿ Cual es una de las codificaciones más conocidas (y una de las primeras que se publicaron)?</text:p>
        </text:list-item>
      </text:list>
      <text:p text:style-name="P7">Una de las codificaciones más conocidas es la codificación ASCII.</text:p>
      <text:p text:style-name="P7"/>
      <text:p text:style-name="P54">CARACTERÍSTICAS BÁSICAS</text:p>
      <text:list xml:id="list1531057874" text:style-name="L4">
        <text:list-item>
          <text:p text:style-name="P77">¿Cómo se denominan cada una de las palabras que se emplean para marcar el inicio y el final de una sección?</text:p>
        </text:list-item>
      </text:list>
      <text:p text:style-name="P7">Cada una de las palabras que se emplean para marcar el inicio y el final de una sección se denominan etiquetas.</text:p>
      <text:list xml:id="list203246389429936" text:continue-numbering="true" text:style-name="L4">
        <text:list-item>
          <text:p text:style-name="P77">¿Cuál es la principal ventaja de los lenguajes de etiquetas?</text:p>
        </text:list-item>
      </text:list>
      <text:p text:style-name="P7">La principal ventaja de los lenguajes de etiquetas es que son muy sencillos de leer y escribir por parte de las personas y de los sistemas electrónicos.</text:p>
      <text:list xml:id="list203246739769246" text:continue-numbering="true" text:style-name="L4">
        <text:list-item>
          <text:p text:style-name="P77">¿Cuál es la principal desventaja de los lenguajes de etiquetas?</text:p>
        </text:list-item>
      </text:list>
      <text:p text:style-name="P7">La principal desventaja es que pueden aumentar mucho el tamaño del documento, por lo que en general se utilizan etiquetas con nombres muy cortos.</text:p>
      <text:list xml:id="list203246896530763" text:continue-numbering="true" text:style-name="L4">
        <text:list-item>
          <text:p text:style-name="P77">¿En qué dos partes se dividen las páginas HTML?</text:p>
        </text:list-item>
      </text:list>
      <text:p text:style-name="P7">Las páginas HTML se dividen en dos partes: la cabecera y el cuerpo.</text:p>
      <text:list xml:id="list203247246252480" text:continue-numbering="true" text:style-name="L4">
        <text:list-item>
          <text:p text:style-name="P77">¿Qué información incluye la cabecera?</text:p>
        </text:list-item>
      </text:list>
      <text:p text:style-name="P7">La cabecera incluye información sobre la propia página, como por ejemplo su título y su idioma. </text:p>
      <text:list xml:id="list203245308816819" text:continue-numbering="true" text:style-name="L4">
        <text:list-item>
          <text:p text:style-name="P77">¿Qué información incluye el cuerpo?</text:p>
        </text:list-item>
      </text:list>
      <text:p text:style-name="P11">El cuerpo de la página incluye todos sus contenidos, como párrafos de texto e imágenes.</text:p>
      <text:list xml:id="list203246853128029" text:continue-numbering="true" text:style-name="L4">
        <text:list-item>
          <text:p text:style-name="P77">¿Para que el código HTML funcione correctamente, ¿es imprescindible utilizar un editor de texto sin formato o con formato? Indica dos para linux y dos para windows.</text:p>
        </text:list-item>
      </text:list>
      <text:p text:style-name="P61"><text:span text:style-name="T4">Para que el </text:span><text:span text:style-name="T6">código funcione</text:span><text:span text:style-name="T4">, es imprescindible que utilices un editor de texto sin formato. Si utilizas sistemas operativos tipo Linux, puedes utilizar editores como Gedit </text:span><text:span text:style-name="T6">o</text:span><text:span text:style-name="T4"> Kedit. Si tu sistema operativo es Windows, puedes utilizar el Bloc de notas </text:span><text:span text:style-name="T6">o</text:span><text:span text:style-name="T4"> Wordpad. </text:span></text:p>
      <text:list xml:id="list203245372507456" text:continue-numbering="true" text:style-name="L4">
        <text:list-item>
          <text:p text:style-name="P77"><text:soft-page-break/>¿Cuáles son las tres etiquetas principales de un documento HTML?</text:p>
        </text:list-item>
      </text:list>
      <text:p text:style-name="P7">&lt;html&gt;, &lt;head&gt; <text:span text:style-name="T29">y &lt;body&gt;</text:span></text:p>
      <text:list xml:id="list203247265366123" text:continue-numbering="true" text:style-name="L4">
        <text:list-item>
          <text:p text:style-name="P77">¿Qué etiqueta se emplea para incluir un enlace en una página?</text:p>
        </text:list-item>
      </text:list>
      <text:p text:style-name="P14">&lt;a href="……."&gt;…….&lt;/a&gt;</text:p>
      <text:list xml:id="list203246392635535" text:continue-numbering="true" text:style-name="L4">
        <text:list-item>
          <text:p text:style-name="P108"><text:s/><text:span text:style-name="T45">¿Cuáles son los cuatro atributos básicos?</text:span></text:p>
        </text:list-item>
      </text:list>
      <text:p text:style-name="P7">id = "texto", class = "texto" , style = "texto" <text:span text:style-name="T30">y</text:span> title = "texto"</text:p>
      <text:list xml:id="list203245850665940" text:continue-numbering="true" text:style-name="L4">
        <text:list-item>
          <text:p text:style-name="P77">Los atributos de eventos…. ¿sólo se utilizan en las páginas web que incluyen código JavaScript para realizar acciones dinámicas sobre los elementos de la página?</text:p>
        </text:list-item>
      </text:list>
      <text:p text:style-name="P15">Si.</text:p>
      <text:list xml:id="list203247104413978" text:continue-numbering="true" text:style-name="L4">
        <text:list-item>
          <text:p text:style-name="P77">¿Qué atributo permite establecer una tecla para acceder de forma rápida a cualquier elemento?</text:p>
        </text:list-item>
      </text:list>
      <text:p text:style-name="P7"><text:span text:style-name="T31">El atributo </text:span>accesskey = "letra".</text:p>
      <text:list xml:id="list203246350827110" text:continue-numbering="true" text:style-name="L4">
        <text:list-item>
          <text:p text:style-name="P77">¿Por qué está formado un elemento HTML?</text:p>
        </text:list-item>
      </text:list>
      <text:p text:style-name="P12"><text:span text:style-name="T32">Un elemento HTML está formado por: u</text:span>na etiqueta de apertura, <text:span text:style-name="T32">c</text:span>ero o más atributos, <text:span text:style-name="T32">t</text:span>exto encerrado por la etiqueta <text:span text:style-name="T32">y u</text:span>na etiqueta de cierre.</text:p>
      <text:list xml:id="list203245873917350" text:continue-numbering="true" text:style-name="L4">
        <text:list-item>
          <text:p text:style-name="P77">¿En qué dos grupos clasifica el lenguaje HTML a todos los elementos?</text:p>
        </text:list-item>
      </text:list>
      <text:p text:style-name="P7"><text:span text:style-name="T33">E</text:span>l lenguaje HTML clasifica a todos los elementos en dos grupos: elementos en línea y elementos de bloque.</text:p>
      <text:list xml:id="list203246336094763" text:continue-numbering="true" text:style-name="L4">
        <text:list-item>
          <text:p text:style-name="P77">¿Qué elementos siempre empiezan en una nueva línea y ocupan todo el espacio disponible hasta el final de la línea, aunque sus contenidos no lleguen hasta el final de la línea?</text:p>
        </text:list-item>
      </text:list>
      <text:p text:style-name="P16">Los elementos en bloque.</text:p>
      <text:list xml:id="list203247217897781" text:continue-numbering="true" text:style-name="L4">
        <text:list-item>
          <text:p text:style-name="P78">¿Qué elementos sólo ocupan el espacio necesario para mostrar sus contenidos?</text:p>
        </text:list-item>
      </text:list>
      <text:p text:style-name="P16">Los elemento en línea.</text:p>
      <text:list xml:id="list203247326459369" text:continue-numbering="true" text:style-name="L4">
        <text:list-item>
          <text:p text:style-name="P79">En el siguiente código de ejemplo</text:p>
        </text:list-item>
      </text:list>
      <text:p text:style-name="P49">&lt;html&gt;</text:p>
      <text:p text:style-name="P49"><text:tab/>&lt;head&gt;</text:p>
      <text:p text:style-name="P49"><text:s text:c="2"/><text:tab/><text:tab/>&lt;title&gt;Exemplo de elementos en líña e de bloque&lt;/title&gt;</text:p>
      <text:p text:style-name="P49"><text:tab/>&lt;/head&gt;</text:p>
      <text:p text:style-name="P49"/>
      <text:p text:style-name="P49"><text:tab/>&lt;body&gt;</text:p>
      <text:p text:style-name="P49"><text:soft-page-break/><text:tab/><text:tab/>&lt;p&gt;Os párrafos son ...&lt;/p&gt;</text:p>
      <text:p text:style-name="P49"><text:tab/>&lt;a href="http://www.google.com"&gt;Os enlaces son ...&lt;/a&gt;</text:p>
      <text:p text:style-name="P49"><text:tab/>&lt;p&gt;Dentro dun párrafo, &lt;a href="http://www.google.com"&gt;os <text:tab/>enlaces&lt;/a&gt;</text:p>
      <text:p text:style-name="P49"><text:tab/>seguen siendo elementos en ....&lt;/p&gt;</text:p>
      <text:p text:style-name="P49"><text:tab/>&lt;/body&gt;</text:p>
      <text:p text:style-name="P49">&lt;/html&gt;</text:p>
      <text:p text:style-name="P50">¿Cuáles son elementos en linea y en bloque?</text:p>
      <text:p text:style-name="P17">Elementos en linea: <text:span text:style-name="T34">&lt;a&gt;</text:span></text:p>
      <text:p text:style-name="P17">Elementos en bloque: <text:span text:style-name="T34">&lt;p&gt;</text:span></text:p>
      <text:list xml:id="list203245759325020" text:continue-numbering="true" text:style-name="L4">
        <text:list-item>
          <text:p text:style-name="P79">¿Cuáles son las cinco restricciones básicas que introduce XHTML respecto a HTML en la sintaxis de sus etiquetas?</text:p>
        </text:list-item>
      </text:list>
      <text:p text:style-name="P13"><text:span text:style-name="T35">L</text:span>as cinco restricciones básicas que introduce XHTML respecto a HTML en la sintaxis de sus etiquetas <text:span text:style-name="T35">son: </text:span></text:p>
      <text:list xml:id="list2516951699" text:style-name="L5">
        <text:list-item>
          <text:p text:style-name="P110"><text:span text:style-name="T36">L</text:span>as etiquetas se tienen que cerrar de acuerdo a como se abren, </text:p>
        </text:list-item>
        <text:list-item>
          <text:p text:style-name="P110"><text:span text:style-name="T36">L</text:span>os nombres de las etiquetas y atributos siempre se escriben en minúsculas, </text:p>
        </text:list-item>
        <text:list-item>
          <text:p text:style-name="P110"><text:span text:style-name="T36">E</text:span>l valor de los atributos siempre se encierra con comillas,</text:p>
        </text:list-item>
        <text:list-item>
          <text:p text:style-name="P110"><text:span text:style-name="T36">L</text:span>os atributos no se pueden comprimir,</text:p>
        </text:list-item>
        <text:list-item>
          <text:p text:style-name="P110">Todas las etiquetas deben cerrarse siempre</text:p>
        </text:list-item>
      </text:list>
      <text:list xml:id="list203245226515957" text:continue-list="list203245759325020" text:style-name="L4">
        <text:list-item>
          <text:p text:style-name="P109">¿Entre qué etiquetas debe encerrarse el código JavaScript? ¿Por qué?</text:p>
        </text:list-item>
      </text:list>
      <text:p text:style-name="P10">Como se explicará más adelante al hablar de la etiqueta &lt;script&gt;, el código JavaScript debe encerrarse entre unas etiquetas especiales (&lt;![CDATA[ y ]]&gt;) para evitar que el navegador interprete de forma errónea caracteres como &amp; y &lt;.</text:p>
      <text:p text:style-name="P10"/>
      <text:p text:style-name="P56">TEXTO</text:p>
      <text:list xml:id="list1232793838" text:style-name="L6">
        <text:list-item>
          <text:p text:style-name="P95">¿Cuál es la forma más sencilla de estructurar un texto?</text:p>
        </text:list-item>
      </text:list>
      <text:p text:style-name="P3">HTML define etiquetas para estructurar el contenido en secciones y párrafos y define otras etiquetas para marcar elementos importantes dentro del texto.</text:p>
      <text:list xml:id="list203247227022572" text:continue-numbering="true" text:style-name="L6">
        <text:list-item>
          <text:p text:style-name="P80">¿HTML permite crear secciones de ha<text:span text:style-name="T1">s</text:span>ta cuentos niveles de importancia? ¿Cuál es el nivel más importante y cuál el menos?</text:p>
        </text:list-item>
      </text:list>
      <text:p text:style-name="P7">Las etiquetas que definen los títulos de sección son &lt;h1&gt;, &lt;h2&gt;, &lt;h3&gt;, &lt;h4&gt;, &lt;h5&gt; y &lt;h6&gt;. La etiqueta &lt;h1&gt; es la de mayor importancia y por tanto se utiliza para definir los titulares de la página. La importancia del resto de etiquetas es descendiente, de <text:soft-page-break/>forma que la etiqueta &lt;h6&gt; es la que se utiliza para delimitar las secciones menos importantes de la página.</text:p>
      <text:list xml:id="list203246968470175" text:continue-numbering="true" text:style-name="L6">
        <text:list-item>
          <text:p text:style-name="P80">¿Los navegadores asignan de forma automáticamente el tamaño del título de cada sección en función de su importancia?</text:p>
        </text:list-item>
      </text:list>
      <text:p text:style-name="P18">Si.</text:p>
      <text:list xml:id="list203246323736028" text:continue-numbering="true" text:style-name="L6">
        <text:list-item>
          <text:p text:style-name="P80">¿El aspecto que los navegadores aplican por defecto a los títulos de sección se puede modificar?</text:p>
        </text:list-item>
      </text:list>
      <text:p text:style-name="P7">Evidentemente, el aspecto que los navegadores aplican por defecto a los títulos de sección se puede modificar utilizando las hojas de estilos de CSS.</text:p>
      <text:list xml:id="list203247221460588" text:continue-numbering="true" text:style-name="L6">
        <text:list-item>
          <text:p text:style-name="P80">¿Cual etiqueta marca un texto indicando que su importancia es mayor que la del resto del texto?</text:p>
        </text:list-item>
      </text:list>
      <text:p text:style-name="P19">&lt;em&gt;</text:p>
      <text:list xml:id="list203247117211538" text:continue-numbering="true" text:style-name="L6">
        <text:list-item>
          <text:p text:style-name="P80">¿Cual etiqueta indica que un determinado texto es de la mayor importancia dentro de la página?</text:p>
        </text:list-item>
      </text:list>
      <text:p text:style-name="P19">&lt;strong&gt;</text:p>
      <text:list xml:id="list203246519023593" text:continue-numbering="true" text:style-name="L6">
        <text:list-item>
          <text:p text:style-name="P80">¿Como muestran por defecto los navegadores los elementos &lt;em&gt;? ¿y los &lt;strong&gt;?</text:p>
        </text:list-item>
      </text:list>
      <text:p text:style-name="P20">&lt;em&gt;: <text:span text:style-name="T37">en cursiva.</text:span></text:p>
      <text:p text:style-name="P20">&lt;strong&gt;: <text:span text:style-name="T37">en negrita.</text:span></text:p>
      <text:list xml:id="list203246385156266" text:continue-numbering="true" text:style-name="L6">
        <text:list-item>
          <text:p text:style-name="P80">Por defecto, el texto eliminado se muestra tachado de forma que el usuario pueda identificarlo fácilmente como un texto que formaba parte del texto original y que ya no tiene validez. ¿Con qué etiqueta se hace esto?</text:p>
        </text:list-item>
      </text:list>
      <text:p text:style-name="P21">&lt;del&gt;</text:p>
      <text:list xml:id="list203245607212079" text:continue-numbering="true" text:style-name="L6">
        <text:list-item>
          <text:p text:style-name="P80">¿Qué etiqueta marca las abreviaturas de un texto?</text:p>
        </text:list-item>
      </text:list>
      <text:p text:style-name="P7">&lt;abbr&gt;</text:p>
      <text:list xml:id="list203245873963029" text:continue-numbering="true" text:style-name="L6">
        <text:list-item>
          <text:p text:style-name="P80">¿Qué etiqueta se emplea para marcar las siglas o acrónimos del texto?</text:p>
        </text:list-item>
      </text:list>
      <text:p text:style-name="P7">&lt;acronym&gt;</text:p>
      <text:list xml:id="list203245317259211" text:continue-numbering="true" text:style-name="L6">
        <text:list-item>
          <text:p text:style-name="P80">¿Qué etiqueta permite incluir la definición de una palabra extraña o cuyo uso está restringido a un entorno muy determinado?</text:p>
        </text:list-item>
      </text:list>
      <text:p text:style-name="P7">&lt;dfn&gt;</text:p>
      <text:list xml:id="list203245924395093" text:continue-numbering="true" text:style-name="L6">
        <text:list-item>
          <text:p text:style-name="P80">¿Qué etiqueta se puede utilizar para marcar un texto como una citación?</text:p>
        </text:list-item>
      </text:list>
      <text:p text:style-name="P7">&lt;cite&gt;</text:p>
      <text:list xml:id="list203245467704813" text:continue-numbering="true" text:style-name="L6">
        <text:list-item>
          <text:p text:style-name="P80"><text:soft-page-break/>¿Qué etiqueta incluye el estándar HTML/XHTML para marcar cualquier elemento que no se puede marcar con las otras etiquetas definidas?</text:p>
        </text:list-item>
      </text:list>
      <text:p text:style-name="P7">&lt;span&gt;</text:p>
      <text:list xml:id="list203246755507484" text:continue-numbering="true" text:style-name="L6">
        <text:list-item>
          <text:p text:style-name="P80">La etiqueta se visualiza por defecto con el mismo aspecto que el texto normal. Por tanto es habitual utilizar esta etiqueta junto con los atributos id y class para modificar posteriormente su aspecto con CSS. ¿Verdadero o falso?</text:p>
        </text:list-item>
      </text:list>
      <text:p text:style-name="P22">Verdadero.</text:p>
      <text:list xml:id="list203246466952577" text:continue-numbering="true" text:style-name="L6">
        <text:list-item>
          <text:p text:style-name="P80">¿Qué etiqueta se utiliza para incluir una nueva línea en un punto y forzar a que el texto que sigue se muestre en la línea inferior?</text:p>
        </text:list-item>
      </text:list>
      <text:p text:style-name="P7">&lt;br&gt;</text:p>
      <text:list xml:id="list203246070942973" text:continue-numbering="true" text:style-name="L6">
        <text:list-item>
          <text:p text:style-name="P80">¿Cuál es la particularidad de la etiqueta?</text:p>
        </text:list-item>
      </text:list>
      <text:p text:style-name="P7">La particularidad de &lt;br&gt; es que es una etiqueta vacía, es decir, no encierra ningún texto.</text:p>
      <text:list xml:id="list203245696365742" text:continue-numbering="true" text:style-name="L6">
        <text:list-item>
          <text:p text:style-name="P80">¿Por qué texto se debe sustituir cada nuevo espacio en blanco por el texto para incluir espacios en blanco adicionales?</text:p>
        </text:list-item>
      </text:list>
      <text:p text:style-name="P7">&amp;nbsp;</text:p>
      <text:list xml:id="list203246168097029" text:continue-numbering="true" text:style-name="L6">
        <text:list-item>
          <text:p text:style-name="P80">Quieres mostrar en una página web un texto que no se puede modificar. ¿Qué etiqueta utilizarías?</text:p>
        </text:list-item>
      </text:list>
      <text:p text:style-name="P7"><text:s/>&lt;pre&gt;</text:p>
      <text:list xml:id="list203247283500009" text:continue-numbering="true" text:style-name="L6">
        <text:list-item>
          <text:p text:style-name="P80">Quieres mostrar en una página web código fuente de una aplicación. ¿Qué etiqueta utilizarías?</text:p>
        </text:list-item>
      </text:list>
      <text:p text:style-name="P25">&lt;code&gt;</text:p>
      <text:list xml:id="list203246798622261" text:continue-numbering="true" text:style-name="L6">
        <text:list-item>
          <text:p text:style-name="P80">Los caracteres que utiliza HTML para definir sus etiquetas (&lt;, &gt; y ") no se pueden utilizar libremente. ¿Qué entidades equivalentes podrías utilizar?</text:p>
        </text:list-item>
      </text:list>
      <text:p text:style-name="P62"><text:span text:style-name="T7">&lt;: </text:span><text:span text:style-name="Source_20_Text"><text:span text:style-name="T16">&amp;lt;</text:span></text:span><text:span text:style-name="T16"> </text:span></text:p>
      <text:p text:style-name="P23">&gt;: &amp;gt;</text:p>
      <text:p text:style-name="P23">“: &amp;quot;</text:p>
      <text:list xml:id="list203245245938341" text:continue-numbering="true" text:style-name="L6">
        <text:list-item>
          <text:p text:style-name="P80">¿Con qué entidad podemos reemplazar la ñ? ¿Y la letra á acentuada? ¿Y el €?</text:p>
        </text:list-item>
      </text:list>
      <text:p text:style-name="P24">ñ: &amp;ntilde;</text:p>
      <text:p text:style-name="P24">á: &amp;aacute;</text:p>
      <text:p text:style-name="P24">€: &amp;euro;</text:p>
      <text:p text:style-name="P55"><text:soft-page-break/>ENLACES</text:p>
      <text:list xml:id="list2452353853" text:style-name="L7">
        <text:list-item>
          <text:p text:style-name="P129"><text:span text:style-name="T25">Si se considera la siguiente URL:</text:span><text:a xlink:type="simple" xlink:href="http://www.librosweb.es/xhtml/capitulo4.html" text:style-name="Internet_20_link" text:visited-style-name="Visited_20_Internet_20_Link"><text:span text:style-name="T24">http://www.librosweb.es/xhtml/capitulo4.html</text:span></text:a><text:span text:style-name="T3"> </text:span><text:span text:style-name="T24">¿Qué partes componen la URL anterior?</text:span></text:p>
        </text:list-item>
      </text:list>
      <text:p text:style-name="P26">Protocolo: http://</text:p>
      <text:p text:style-name="P26">Servidor: www.librosweb.es</text:p>
      <text:p text:style-name="P26">Ruta: /xhtml/capitulo4.html</text:p>
      <text:list xml:id="list203246057087238" text:continue-numbering="true" text:style-name="L7">
        <text:list-item>
          <text:p text:style-name="P134"><text:span text:style-name="T14">Si se considera la siguiente URL: </text:span><text:a xlink:type="simple" xlink:href="http://www.alistapart.com/comments/webstandards2008?page=5#42" text:style-name="Internet_20_link" text:visited-style-name="Visited_20_Internet_20_Link"><text:span text:style-name="T24">http://www.alistapart.com/comments/webstandards2008?page=5#42</text:span></text:a><text:span text:style-name="T15"> </text:span><text:span text:style-name="T14">¿Qué partes componen la URL anterior?</text:span></text:p>
        </text:list-item>
      </text:list>
      <text:p text:style-name="P7">Protocolo: http://</text:p>
      <text:p text:style-name="P7">Servidor: www.alistapart.com</text:p>
      <text:p text:style-name="P7">Ruta: /comments/webstandards2008</text:p>
      <text:p text:style-name="P7">Consulta: ?page=5</text:p>
      <text:p text:style-name="P7">Sección: #42</text:p>
      <text:list xml:id="list203245262112501" text:continue-numbering="true" text:style-name="L7">
        <text:list-item>
          <text:p text:style-name="P81">¿Qué URL incluyen todas las partes de la URL (protocolo, servidor y ruta) por lo que no se necesita más información para obtener el recurso enlazado?</text:p>
        </text:list-item>
      </text:list>
      <text:p text:style-name="P27">URL absolutas.</text:p>
      <text:list xml:id="list203245363136465" text:continue-numbering="true" text:style-name="L7">
        <text:list-item>
          <text:p text:style-name="P81">¿Qué URL prescinden de algunas partes de las URL para hacerlas más breves?</text:p>
        </text:list-item>
      </text:list>
      <text:p text:style-name="P27">URL relativas.</text:p>
      <text:list xml:id="list203247263591661" text:continue-numbering="true" text:style-name="L7">
        <text:list-item>
          <text:p text:style-name="P134"><text:a xlink:type="simple" xlink:href="http://www.ejemplo.com/ruta1/ruta2/pagina2.html" text:style-name="Internet_20_link" text:visited-style-name="Visited_20_Internet_20_Link">http://www.ejemplo.com/ruta1/ruta2/pagina2.html</text:a><text:span text:style-name="T15"> </text:span><text:span text:style-name="T14">es una ruta…</text:span></text:p>
        </text:list-item>
      </text:list>
      <text:p text:style-name="P28">URL absoluta.</text:p>
      <text:list xml:id="list203245880833747" text:continue-numbering="true" text:style-name="L7">
        <text:list-item>
          <text:p text:style-name="P111"><text:s/><text:span text:style-name="T45">/ruta1/ruta2/pagina2.htm</text:span><text:span text:style-name="T46">l</text:span><text:span text:style-name="T45"> es una ruta…</text:span></text:p>
        </text:list-item>
      </text:list>
      <text:p text:style-name="P28">URL relativa.</text:p>
      <text:list xml:id="list203246443101636" text:continue-numbering="true" text:style-name="L7">
        <text:list-item>
          <text:p text:style-name="P81">¿Mediante qué etiqueta se crean los enlaces en HTML?</text:p>
        </text:list-item>
      </text:list>
      <text:p text:style-name="P29"><text:span text:style-name="T38">Etiqueta: </text:span>&lt;a&gt;</text:p>
      <text:list xml:id="list203246721517326" text:continue-numbering="true" text:style-name="L7">
        <text:list-item>
          <text:p text:style-name="P81">¿Cuál es el atributo más importante de la etiqueta &lt;a&gt; que se utiliza para indicar la URL a la que apunta el enlace?</text:p>
        </text:list-item>
      </text:list>
      <text:p text:style-name="P30"><text:span text:style-name="T38">Atributo: </text:span>href</text:p>
      <text:list xml:id="list203246977454816" text:continue-numbering="true" text:style-name="L7">
        <text:list-item>
          <text:p text:style-name="P81">¿Qué atributo de la etiqueta &lt;a&gt; permite definir enlaces dentro de una misma página web?</text:p>
        </text:list-item>
      </text:list>
      <text:p text:style-name="P32"><text:soft-page-break/><text:span text:style-name="T38">Atributo: </text:span>name</text:p>
      <text:list xml:id="list203246034454788" text:continue-numbering="true" text:style-name="L7">
        <text:list-item>
          <text:p text:style-name="P81">¿Qué atributo de la etiqueta &lt;a&gt; permite indicar al navegador el idioma del recurso que se enlaza? ¿Cuál es el codigo de idioma del español de España?</text:p>
        </text:list-item>
      </text:list>
      <text:p text:style-name="P7"><text:span text:style-name="T38">Atributo: </text:span>hreflang</text:p>
      <text:p text:style-name="P33">Código español: es-ES</text:p>
      <text:list xml:id="list203245237532736" text:continue-numbering="true" text:style-name="L7">
        <text:list-item>
          <text:p text:style-name="P81">¿Qué atributo de la etiqueta &lt;a&gt; permite "avisar" al navegador sobre el tipo de contenido que se enlaza (imágenes, archivos, etc.) para que pueda preparase en caso de que no entienda ese contenido? Indica dos de sus tipos de contenido más habituales.</text:p>
        </text:list-item>
      </text:list>
      <text:p text:style-name="P31"><text:span text:style-name="T38">Atributo: </text:span><text:span text:style-name="T39">type</text:span></text:p>
      <text:p text:style-name="P34">Tipos de contenido: "text/html" (páginas HTML), "image/png" (imágenes con formato PNG).</text:p>
      <text:list xml:id="list203245728890014" text:continue-numbering="true" text:style-name="L7">
        <text:list-item>
          <text:p text:style-name="P81">¿Qué atributo de la etiqueta &lt;a&gt; permite indicar la relación que la página actual tiene con la página a la que se enlaza? ¿Cuál <text:span text:style-name="T40">es </text:span>la relación que tiene la página enlazada con la página actual?</text:p>
        </text:list-item>
      </text:list>
      <text:p text:style-name="P35"><text:span text:style-name="T42">Atributo r</text:span>elación actual-enlaza<text:span text:style-name="T41">da</text:span>: <text:span text:style-name="T42">rel</text:span></text:p>
      <text:p text:style-name="P35"><text:span text:style-name="T42">Atributo r</text:span>elación enlazada-actual: <text:span text:style-name="T42">rev</text:span></text:p>
      <text:list xml:id="list203247293878846" text:continue-numbering="true" text:style-name="L7">
        <text:list-item>
          <text:p text:style-name="P81">¿Cuales son dos de las codificaciones más uti<text:span text:style-name="T2">li</text:span>zadas?</text:p>
        </text:list-item>
      </text:list>
      <text:p text:style-name="P36">Las codificaciones más utilizadas son: UTF-8 y ISO-8859-1.</text:p>
      <text:list xml:id="list203247012254020" text:continue-numbering="true" text:style-name="L7">
        <text:list-item>
          <text:p text:style-name="P82">¿Qué dos etiquetas define HTML para enlazar recursos que se deben cargar automáticamente? ¿Qué hace el navegador cuando encuentra alguna de estas dos etiquetas?</text:p>
        </text:list-item>
      </text:list>
      <text:p text:style-name="P37">Etiquetas: &lt;script&gt; y &lt;link&gt;</text:p>
      <text:p text:style-name="P37">Cuando el navegador se encuentra alguna de estas dos etiquetas, descarga los recursos enlazados y los aplica a la página web.</text:p>
      <text:list xml:id="list203246524671696" text:continue-numbering="true" text:style-name="L7">
        <text:list-item>
          <text:p text:style-name="P81">¿<text:span text:style-name="T43">C</text:span>uál es el uso más habitual de &lt;script&gt;? Pon un ejemplo.</text:p>
        </text:list-item>
      </text:list>
      <text:p text:style-name="P7"><text:span text:style-name="T44">E</text:span>l uso habitual de &lt;script&gt; consiste en enlazar un archivo JavaScript externo.</text:p>
      <text:p text:style-name="P38">Ejemplo:</text:p>
      <text:p text:style-name="P38">&lt;head&gt;</text:p>
      <text:p text:style-name="P38"><text:s text:c="2"/>&lt;script type="text/javascript" src="http://www.ejemplo.com/js/inicializar.js"&gt;&lt;/script&gt;</text:p>
      <text:p text:style-name="P38">&lt;/head&gt;</text:p>
      <text:list xml:id="list203246694376555" text:continue-numbering="true" text:style-name="L7">
        <text:list-item>
          <text:p text:style-name="P81"><text:soft-page-break/>¿La etiqueta &lt;script&gt; también permite incluir en la página web un bloque de código JavaScript? ¿Dónde se debe insertar el código JavaScript cuando se incluye en la propia página XHTML? Pon un ejemplo:</text:p>
        </text:list-item>
      </text:list>
      <text:p text:style-name="P39">Si lo permite. Cuando se incluye código JavaScript en la propia página XHTML, se debe insertar dentro de una sección especial llamada CDATA. Para ello, el código JavaScript se debe encerrar entre &lt;![CDATA[ y ]]&gt;.</text:p>
      <text:p text:style-name="P39">Ejemplo:</text:p>
      <text:p text:style-name="P39">&lt;html&gt;</text:p>
      <text:p text:style-name="P39">&lt;head&gt;</text:p>
      <text:p text:style-name="P39"><text:s text:c="2"/>&lt;script type="text/javascript"&gt;</text:p>
      <text:p text:style-name="P39"><text:s text:c="2"/>//&lt;![CDATA[</text:p>
      <text:p text:style-name="P39"><text:s text:c="4"/>window.onload = function() { alert("La página se ha cargado completamente"); }</text:p>
      <text:p text:style-name="P39"><text:s text:c="2"/>//]]&gt;</text:p>
      <text:p text:style-name="P39"><text:s text:c="2"/>&lt;/script&gt;</text:p>
      <text:p text:style-name="P39">&lt;/head&gt;</text:p>
      <text:p text:style-name="P39">&lt;body&gt;</text:p>
      <text:p text:style-name="P39">...</text:p>
      <text:p text:style-name="P39">&lt;/body&gt;</text:p>
      <text:p text:style-name="P39">&lt;/html&gt;</text:p>
      <text:list xml:id="list203245247947557" text:continue-numbering="true" text:style-name="L7">
        <text:list-item>
          <text:p text:style-name="P81">¿Para qué son necesarios los caracteres // al comienzo y al final de la sección CDATA?</text:p>
        </text:list-item>
      </text:list>
      <text:p text:style-name="P7">Los caracteres // al comienzo y al final de la sección CDATA son necesarios para los navegadores que no son capaces de procesar correctamente estas secciones.</text:p>
      <text:list xml:id="list203246412187933" text:continue-numbering="true" text:style-name="L7">
        <text:list-item>
          <text:p text:style-name="P81">¿Dónde se incluye normalmente la etiqueta &lt;script&gt;?</text:p>
        </text:list-item>
      </text:list>
      <text:p text:style-name="P7">La etiqueta &lt;script&gt; puede aparecer en cualquier parte del documento HTML, aunque normalmente se incluye dentro de la cabecera de la página (&lt;head&gt;...&lt;/head&gt;).</text:p>
      <text:list xml:id="list203245249717589" text:continue-numbering="true" text:style-name="L7">
        <text:list-item>
          <text:p text:style-name="P81">¿Donde es obligatorio que se encuentre la etiqueta &lt;link&gt;?</text:p>
        </text:list-item>
      </text:list>
      <text:p text:style-name="P7">Al contrario que &lt;script&gt;, la etiqueta &lt;link&gt; solamente se puede incluir dentro de la cabecera del documento. Se pueden añadir tantas etiquetas &lt;link&gt; como sean necesarias, pero siempre dentro de &lt;head&gt;...&lt;/head&gt;.</text:p>
      <text:list xml:id="list203246027843554" text:continue-numbering="true" text:style-name="L7">
        <text:list-item>
          <text:p text:style-name="P81">¿Cuál es el uso habitual de la etiqueta &lt;link&gt;?</text:p>
        </text:list-item>
      </text:list>
      <text:p text:style-name="P7">El uso habitual de la etiqueta &lt;link&gt; es el de enlazar las hojas de estilos CSS utilizadas por las páginas web.</text:p>
      <text:list xml:id="list203246623202566" text:continue-numbering="true" text:style-name="L7">
        <text:list-item>
          <text:p text:style-name="P128"><text:soft-page-break/><text:span text:style-name="T47">Según este código de ejemplo: </text:span><text:span text:style-name="T21"><text:s/></text:span><text:span text:style-name="T22">&lt;</text:span><text:span text:style-name="T17">a</text:span><text:span text:style-name="T22"> </text:span><text:span text:style-name="T18">href</text:span><text:span text:style-name="T19">=</text:span><text:span text:style-name="T20">"/"</text:span><text:span text:style-name="T22">&gt;Inicio&lt;/</text:span><text:span text:style-name="T17">a</text:span><text:span text:style-name="T22">&gt; </text:span><text:span text:style-name="T48">¿A donde se avanza al pulsar el enlace anterior desde cualquier página web?</text:span></text:p>
        </text:list-item>
      </text:list>
      <text:p text:style-name="P7">Al pulsar el enlace anterior desde cualquier página web, se vuelve directamente a la página de inicio, home o página principal del sitio web.</text:p>
      <text:list xml:id="list203245498896072" text:continue-numbering="true" text:style-name="L7">
        <text:list-item>
          <text:p text:style-name="P82">Según este código de ejemplo: </text:p>
        </text:list-item>
      </text:list>
      <text:p text:style-name="P84">&lt;a href="mailto:nombre@direccion.com" title="Dirección de email para solicitar más información"&gt;</text:p>
      <text:p text:style-name="P84">Solicita más información</text:p>
      <text:p text:style-name="P84">&lt;/a&gt;</text:p>
      <text:p text:style-name="P84">¿A donde se avanza al pulsar el enlace anterior? </text:p>
      <text:p text:style-name="P112">Al pinchar sobre el enlace anterior, se abre automáticamente el programa de correo electrónico del ordenador del usuario y se establece la dirección de envío al valor indicado después de mailto:</text:p>
      <text:list xml:id="list203245347724344" text:continue-numbering="true" text:style-name="L7">
        <text:list-item>
          <text:p text:style-name="P135"><text:span text:style-name="T14">¿A dónde parece enlazar este código? &lt;a href="</text:span><text:a xlink:type="simple" xlink:href="ftp://ftp.ejemplo.com/ruta/archivo.zip" text:style-name="Internet_20_link" text:visited-style-name="Visited_20_Internet_20_Link"><text:span text:style-name="T15">ftp://ftp.ejemplo.com/ruta/archivo.zip</text:span></text:a><text:span text:style-name="T14">" title="Archivo comprimido de los contenidos"&gt; Descarga un ZIP con todos los contenidos &lt;/a&gt;</text:span></text:p>
        </text:list-item>
      </text:list>
      <text:p text:style-name="P7">Para enlazar un archivo almacenado en un servidor FTP, la parte del protocolo de la URL debe cambiar de http:// a ftp://.</text:p>
      <text:list xml:id="list203245777480784" text:continue-numbering="true" text:style-name="L7">
        <text:list-item>
          <text:p text:style-name="P83">¿Qué permite este código?</text:p>
        </text:list-item>
      </text:list>
      <text:p text:style-name="P51">&lt;link rel="stylesheet" type="text/css" href="/css/comun.css" /&gt;</text:p>
      <text:p text:style-name="P48">&lt;link rel="stylesheet" type="text/css" href="/css/secciones.css" /&gt;</text:p>
      <text:p text:style-name="P40">Permite enlazar varias hojas de estilos CSS.</text:p>
      <text:list xml:id="list203247350534839" text:continue-numbering="true" text:style-name="L7">
        <text:list-item>
          <text:p text:style-name="P81">¿Qué es el favicon? ¿Dónde se puede mostrar en los navegadores? </text:p>
        </text:list-item>
      </text:list>
      <text:p text:style-name="P124">El favicon o icono para favoritos es el pequeño icono que muestran las páginas en varias partes del navegador. Dependiendo del navegador que se utilice, este icono se muestra en la barra de direcciones, en la barra de título del navegador y/o en el menú de favoritos/marcadores.</text:p>
      <text:list xml:id="list203246497926501" text:continue-numbering="true" text:style-name="L7">
        <text:list-item>
          <text:p text:style-name="P81">¿Qué permite este código?</text:p>
        </text:list-item>
      </text:list>
      <text:p text:style-name="P68">&lt;link rel="shortcut icon" href="/favicon.ico" type="image/ico" /&gt;</text:p>
      <text:p text:style-name="P66">Permite enlazar el favicon.</text:p>
      <text:list xml:id="list203246971930734" text:continue-numbering="true" text:style-name="L7">
        <text:list-item>
          <text:p text:style-name="P81">¿Qué permite este código? </text:p>
        </text:list-item>
      </text:list>
      <text:p text:style-name="P67">&lt;link rel="alternate" type="application/rss+xml" title="Resumen de todos los artículos del blog" href="/feed.xml" /&gt;</text:p>
      <text:p text:style-name="P66">Permite enlazar un archivo RSS.</text:p>
      <text:p text:style-name="P65"/>
      <text:p text:style-name="P55"><text:soft-page-break/>LISTAS</text:p>
      <text:list xml:id="list315603361" text:style-name="L8">
        <text:list-item>
          <text:p text:style-name="P96">¿Cuantos y cuáles son los diferentes tipos de listas para agrupar elementos en el lenguaje HTML?</text:p>
        </text:list-item>
      </text:list>
      <text:p text:style-name="P42">El lenguaje HTML define tres tipos diferentes de listas para agrupar los elementos: listas no ordenadas, listas ordenadas y listas de definición.</text:p>
      <text:list xml:id="list203246794591042" text:continue-numbering="true" text:style-name="L8">
        <text:list-item>
          <text:p text:style-name="P85">¿Cuáles son las listas más sencillas y que más se utilizan?</text:p>
        </text:list-item>
      </text:list>
      <text:p text:style-name="P41">Las listas no ordenadas.</text:p>
      <text:list xml:id="list203247219475505" text:continue-numbering="true" text:style-name="L8">
        <text:list-item>
          <text:p text:style-name="P85">¿Qué lista es un conjunto de elementos relacionados entre sí pero para los que no se indica un orden o secuencia determinado?</text:p>
        </text:list-item>
      </text:list>
      <text:p text:style-name="P41">Las listas ordenadas.</text:p>
      <text:list xml:id="list203246266750780" text:continue-numbering="true" text:style-name="L8">
        <text:list-item>
          <text:p text:style-name="P85">En las listas no ordenadas, ¿qué etiqueta encierra todos los elementos de la lista? ¿qué etiqueta cada uno de sus elementos?</text:p>
        </text:list-item>
      </text:list>
      <text:p text:style-name="P7">La etiqueta &lt;ul&gt; encierra todos los elementos de la lista y la etiqueta &lt;li&gt; cada uno de sus elementos.</text:p>
      <text:list xml:id="list203247357659285" text:continue-numbering="true" text:style-name="L8">
        <text:list-item>
          <text:p text:style-name="P85">¿Cómo muestra por defecto los navegadores los elementos de la lista no ordenada? ¿Se puede modificar?</text:p>
        </text:list-item>
      </text:list>
      <text:p text:style-name="P7">El navegador por defecto muestra los elementos de la lista tabulados y con una pequeña viñeta formada por un círculo negro. Como ya se sabe, el aspecto con el que se muestran los elementos de las listas se puede modificar mediante las hojas de estilos CSS.</text:p>
      <text:list xml:id="list203246943996215" text:continue-numbering="true" text:style-name="L8">
        <text:list-item>
          <text:p text:style-name="P85">¿En qué tres cosas se diferencian las listas ordenadas a las no ordenadas?</text:p>
        </text:list-item>
      </text:list>
      <text:p text:style-name="P7">Las listas ordenadas son casi idénticas a las listas no ordenadas, salvo que en este caso los elementos relacionados se muestran siguiendo un orden determinado. Cuando se crea por ejemplo una lista con las instrucciones de un producto, es importante el orden en el que se realiza cada paso. Cuando se muestra un índice o tabla de contenidos en un libro, es importante el orden de cada elemento del índice.</text:p>
      <text:list xml:id="list203246326081171" text:continue-numbering="true" text:style-name="L8">
        <text:list-item>
          <text:p text:style-name="P85">¿Para qué listas poco utilizadas su funcionamiento es similar al de un diccionario, ya que cada elemento de la lista está formado por términos y definiciones?</text:p>
        </text:list-item>
      </text:list>
      <text:p text:style-name="P43">Las listas de definición.</text:p>
      <text:list xml:id="list203245287819716" text:continue-numbering="true" text:style-name="L8">
        <text:list-item>
          <text:p text:style-name="P85">En las listas de definición, ¿qué etiqueta crea la lista de definición? ¿cuál define el término? ¿cuál la descripción del término?</text:p>
        </text:list-item>
      </text:list>
      <text:p text:style-name="P7">La etiqueta &lt;dl&gt; crea la lista de definición y las etiquetas &lt;dt&gt; y &lt;dd&gt; definen respectivamente el término y la descripción de cada elemento de la lista.</text:p>
      <text:p text:style-name="P4"/>
      <text:p text:style-name="P57"><text:soft-page-break/>IMÁGENES</text:p>
      <text:list xml:id="list2382048875" text:style-name="L9">
        <text:list-item>
          <text:p text:style-name="P97">¿Qué dos tipos se deben distinguir dentro de las imágenes que se pueden incluir en una página HTML?</text:p>
        </text:list-item>
      </text:list>
      <text:p text:style-name="P5"><text:span text:style-name="T51">Se deben de distinguir </text:span>las imágenes de contenido y las imágenes de adorno.</text:p>
      <text:list xml:id="list203246788300508" text:continue-numbering="true" text:style-name="L9">
        <text:list-item>
          <text:p text:style-name="P86">¿Qué son y cómo se deberían mostrar ambas?</text:p>
        </text:list-item>
      </text:list>
      <text:p text:style-name="P7">Las imágenes de contenido son las que proporcionan información y complementan la información textual. Las imágenes de adorno son las que se utilizan para hacer bordes redondeados, para mostrar pequeños iconos en las listas de elementos, para mostrar fondos de página, etc. Las imágenes de contenido se incluyen directamente en el código HTML mediante la etiqueta &lt;img&gt; y las imágenes de adorno no se deberían incluir en el código HTML, sino que deberían emplearse hojas de estilos CSS para mostrarlas.</text:p>
      <text:list xml:id="list203245484055603" text:continue-numbering="true" text:style-name="L9">
        <text:list-item>
          <text:p text:style-name="P86">¿Qué atributo de la etiqueta &lt;img&gt; es similar al atributo href de los enlaces?</text:p>
        </text:list-item>
      </text:list>
      <text:p text:style-name="P44">El atributo src.</text:p>
      <text:list xml:id="list203246373442213" text:continue-numbering="true" text:style-name="L9">
        <text:list-item>
          <text:p text:style-name="P86">¿Qué atributo es muy importante por cuestiones de accesibilidad ya que es útil para las personas y dispositivos discapacitados que no pueden acceder a las imágenes?</text:p>
        </text:list-item>
      </text:list>
      <text:p text:style-name="P7">El atributo alt permite describir el contenido de la imagen mediante un texto breve. Las descripciones deben tener una longitud inferior a 1024 caracteres y son útiles para las personas y dispositivos discapacitados que no pueden acceder a las imágenes.</text:p>
      <text:list xml:id="list203245516479744" text:continue-numbering="true" text:style-name="L9">
        <text:list-item>
          <text:p text:style-name="P86">¿La etiqueta &lt;img&gt; tiene etiqueta de cierre? ¿cómo debemos utilizarla para que la página XHTML sea válida?</text:p>
        </text:list-item>
      </text:list>
      <text:p text:style-name="P7">Como &lt;img&gt; es una etiqueta vacía, no tiene etiqueta de cierre. No obstante, para que la página XHTML sea válida, todas las etiquetas deben estar cerradas. Como ya se explicó anteriormente, para cerrar una etiqueta vacía se incluyen los caracteres /&gt; al final de la etiqueta.</text:p>
      <text:list xml:id="list203246423791727" text:continue-numbering="true" text:style-name="L9">
        <text:list-item>
          <text:p text:style-name="P86">¿Cuáles son los tres formatos gráficos más habituales que entienden todos los navegadores modernos?</text:p>
        </text:list-item>
      </text:list>
      <text:p text:style-name="P7">La recomendación es utilizar uno de los tres siguientes formatos gráficos que entienden todos los navegadores modernos: GIF, JPG y PNG.</text:p>
      <text:list xml:id="list203246972942164" text:continue-numbering="true" text:style-name="L9">
        <text:list-item>
          <text:p text:style-name="P86">¿Para qué se utilizan los atributos width y height de la etiqueta &lt;img&gt;? ¿Por qué se hace uso en HTML de ellos y no en las CSS?</text:p>
        </text:list-item>
      </text:list>
      <text:p text:style-name="P7">Los atributos width y height se utilizan para indicar la anchura y altura con la que se muestran las imágenes, por lo que son los más contradictorios. Como ya se ha comentado, HTML estructura de forma correcta los contenidos de la página y CSS define el aspecto gráfico con el que se muestran los contenidos. En principio, la <text:soft-page-break/>anchura y la altura con la que se muestra una imagen es parte de su aspecto gráfico, por lo que debería ser propio de CSS y no de XHTML.</text:p>
      <text:list xml:id="list203246389582020" text:continue-numbering="true" text:style-name="L9">
        <text:list-item>
          <text:p text:style-name="P86">Si sólo se establece la altura de una imagen, ¿qué anchura mostrará el navegador?</text:p>
        </text:list-item>
      </text:list>
      <text:p text:style-name="P7">Si solamente se establece la altura de la imagen, el navegador calcula la anchura necesaria para que se mantenga la proporción de la imagen.</text:p>
      <text:list xml:id="list203247152955456" text:continue-numbering="true" text:style-name="L9">
        <text:list-item>
          <text:p text:style-name="P86">¿Qué permite definir diferentes zonas "pinchables" dentro de una imagen? ¿Con qué etiqueta?</text:p>
        </text:list-item>
      </text:list>
      <text:p text:style-name="P7">Un mapa de imagen permite definir diferentes zonas "pinchables" dentro de una imagen. El usuario puede pinchar sobre cada una de las zonas definidas y cada una de ellas puede apuntar a una URL diferente. Las zonas o regiones que se pueden definir en una imagen se crean mediante rectángulos, círculos y polígonos. Para crear un mapa de imagen, en primer lugar se inserta la imagen original mediante la etiqueta &lt;img&gt;. A continuación, se utiliza la etiqueta &lt;map&gt; para definir las zonas o regiones de la imagen. Cada zona se define mediante la etiqueta &lt;area&gt;.</text:p>
      <text:list xml:id="list203245904692800" text:continue-numbering="true" text:style-name="L9">
        <text:list-item>
          <text:p text:style-name="P86">¿Cómo se pueden definir en una imagen las zonas o regiones?</text:p>
        </text:list-item>
      </text:list>
      <text:p text:style-name="P7">Las áreas se definen mediante el atributo shape que indica el tipo de área y coords que es una lista de coordenadas cuyo significado depende del tipo de área definido. El enlace de cada área se define mediante el atributo href, con la misma sintaxis y significado que para los enlaces normales.</text:p>
      <text:list xml:id="list203246926469563" text:continue-numbering="true" text:style-name="L9">
        <text:list-item>
          <text:p text:style-name="P86">¿Qué etiqueta permite "embeber" o incluir en las páginas HTML cualquier tipo de contenido complejo?</text:p>
        </text:list-item>
      </text:list>
      <text:p text:style-name="P7">La etiqueta &lt;object&gt;.</text:p>
      <text:list xml:id="list203245362967193" text:continue-numbering="true" text:style-name="L9">
        <text:list-item>
          <text:p text:style-name="P86">¿Es recomendable el uso de la etiqueta embed? ¿es su uso válido desde el punto de vista del estándar de XHTML? ¿qué otra etiqueta podemos usar en su lugar?</text:p>
        </text:list-item>
      </text:list>
      <text:p text:style-name="P60"><text:span text:style-name="T8">La etiqueta &lt;object&gt;</text:span><text:span text:style-name="T4"> es correct</text:span><text:span text:style-name="T8">a</text:span><text:span text:style-name="T4"> desde el punto de vista técnico, pero provoca que algunos navegadores como Internet Explorer no visualicen el vídeo hasta que se ha descargado completamente. Si se trata de un vídeo largo, esta solución no es válida para el usuario.</text:span></text:p>
      <text:p text:style-name="P7">Por este motivo, se utiliza una solución alternativa para incluir vídeos Flash en las páginas HTML: el uso de la etiqueta &lt;embed&gt;. Aunque esta solución funciona correctamente, no se trata de una solución válida desde el punto de vista del estándar de XHTML, por lo que las páginas que incluyan esta solución no pasarán correctamente el proceso de validación.</text:p>
      <text:p text:style-name="P5"/>
      <text:p text:style-name="P5"/>
      <text:p text:style-name="P57"><text:soft-page-break/>TABLA</text:p>
      <text:list xml:id="list2718393989" text:style-name="L10">
        <text:list-item>
          <text:p text:style-name="P98">¿Es recomendable utilizar hoy en día las tablas para definir la estructura completa de las páginas web?</text:p>
        </text:list-item>
      </text:list>
      <text:p text:style-name="P5">Aunque algunos malos diseñadores siguen utilizando hoy en día las tablas para definir la estructura completa de las páginas web, se trata de una técnica obsoleta y nada recomendable.</text:p>
      <text:list xml:id="list203246398150134" text:continue-numbering="true" text:style-name="L10">
        <text:list-item>
          <text:p text:style-name="P87">¿Con qué tres etiquetas se definen las tablas más sencillas de HTML?</text:p>
        </text:list-item>
      </text:list>
      <text:p text:style-name="P7">Las tablas más sencillas de HTML se definen con tres etiquetas: &lt;table&gt; para crear la tabla, &lt;tr&gt; para crear cada fila y &lt;td&gt; para crear cada columna.</text:p>
      <text:list xml:id="list203247301530822" text:continue-numbering="true" text:style-name="L10">
        <text:list-item>
          <text:p text:style-name="P87">¿Qué etiqueta define la celda de datos en una tabla?</text:p>
        </text:list-item>
      </text:list>
      <text:p text:style-name="P46">La etiqueta &lt;tr&gt;.</text:p>
      <text:list xml:id="list203247245080830" text:continue-numbering="true" text:style-name="L10">
        <text:list-item>
          <text:p text:style-name="P87">¿Qué etiqueta se emplea para definir las celdas que son cabecera de una fila o de una columna de la tabla?</text:p>
        </text:list-item>
      </text:list>
      <text:p text:style-name="P45">La etiqueta &lt;th&gt;.</text:p>
      <text:list xml:id="list203247271726450" text:continue-numbering="true" text:style-name="L10">
        <text:list-item>
          <text:p text:style-name="P87">¿Qué etiqueta se emplea para definir la leyenda o título de una tabla?</text:p>
        </text:list-item>
      </text:list>
      <text:p text:style-name="P47">La etiqueta &lt;caption&gt;.</text:p>
      <text:list xml:id="list203246192137394" text:continue-numbering="true" text:style-name="L10">
        <text:list-item>
          <text:p text:style-name="P87">¿Las partes que componen las tablas complejas se definen mediante qué etiquetas? ¿Qué hace cada una de ellas?</text:p>
        </text:list-item>
      </text:list>
      <text:p text:style-name="P7">Las partes que componen las tablas complejas se definen mediante las etiquetas &lt;thead&gt;, &lt;tbody&gt; y &lt;tfoot&gt;. La cabecera de la tabla se define con la etiqueta &lt;thead&gt;, el pie de la tabla se define mediante &lt;tfoot&gt; y cada sección de datos se define con una etiqueta &lt;tbody&gt;.</text:p>
      <text:list xml:id="list203245388160724" text:continue-numbering="true" text:style-name="L10">
        <text:list-item>
          <text:p text:style-name="P87">El elemento &lt;tfoot&gt; siempre se escribe después que cualquier elemento &lt;tbody&gt; en el código HTML. ¿Verdadero o falso?</text:p>
        </text:list-item>
      </text:list>
      <text:p text:style-name="P60"><text:span text:style-name="T9">Falso</text:span><text:span text:style-name="T4">.</text:span></text:p>
      <text:p text:style-name="P5"/>
      <text:p text:style-name="P57">FORMULARIOS</text:p>
      <text:list xml:id="list3573574209" text:style-name="L11">
        <text:list-item>
          <text:p text:style-name="P99">Los formularios más sencillos se pueden crear utilizando solamente dos etiquetas. ¿Cuáles son? ¿Qué hace cada una?</text:p>
        </text:list-item>
      </text:list>
      <text:p text:style-name="P5">Los formularios más sencillos se pueden crear utilizando solamente dos etiquetas: &lt;form&gt; y &lt;input&gt;.</text:p>
      <text:p text:style-name="P5">La etiqueta &lt;form&gt; encierra todos los contenidos del formulario (botones, cuadros de texto, listas desplegables) y la etiqueta &lt;input&gt; permite definir varios tipos diferentes de elementos (botones y cuadros de texto).</text:p>
      <text:list xml:id="list203246614148753" text:continue-numbering="true" text:style-name="L11">
        <text:list-item>
          <text:p text:style-name="P88"><text:soft-page-break/>La mayoría de formularios utilizan sólo dos atributos la etiqueta &lt;form&gt;. ¿Cuáles son? ¿Qué hacen?</text:p>
        </text:list-item>
      </text:list>
      <text:p text:style-name="P7">La mayoría de formularios utilizan sólo los atributos action y method. El atributo action indica la URL de la aplicación del servidor que se encarga de procesar los datos introducidos por los usuarios. El atributo method establece la forma en la que se envian los datos del formulario al servidor. Este atributo hace referencia al método HTTP, por lo que no es algo propio de HTML.</text:p>
      <text:list xml:id="list203245633055369" text:continue-numbering="true" text:style-name="L11">
        <text:list-item>
          <text:p text:style-name="P88">¿Qué diferencias existen entre el método POST y el método GET?</text:p>
        </text:list-item>
      </text:list>
      <text:p text:style-name="P7">Al margen de otras diferencias técnicas, el método POST permite el envío de mucha más información que el método GET.</text:p>
      <text:list xml:id="list203246080789971" text:continue-numbering="true" text:style-name="L11">
        <text:list-item>
          <text:p text:style-name="P88">¿Cuál es la regla genera<text:span text:style-name="T53">l</text:span> para elegir entre POST y GET?</text:p>
        </text:list-item>
      </text:list>
      <text:p text:style-name="P7">Si no sabes que método elegir para un formulario, existe una regla general que dice que el método GET se debe utilizar en los formularios que no modifican la información. Por su parte, el método POST se debería utilizar cuando el formulario modifica la información original.</text:p>
      <text:list xml:id="list203246202881310" text:continue-numbering="true" text:style-name="L11">
        <text:list-item>
          <text:p text:style-name="P88">¿Qué atributo de la etiqueta &lt;form&gt; es imprescindible en los formularios que permiten adjuntar archivos?</text:p>
        </text:list-item>
      </text:list>
      <text:p text:style-name="P60"><text:span text:style-name="T4">Del resto de atributos de la etiqueta &lt;form&gt;, el único que se utiliza ocasionalmente es enctype. </text:span><text:span text:style-name="T10">E</text:span><text:span text:style-name="T4">ste atributo es imprescindible en los formularios que permiten adjuntar archivos.</text:span></text:p>
      <text:list xml:id="list203247286583405" text:continue-numbering="true" text:style-name="L11">
        <text:list-item>
          <text:p text:style-name="P88">¿Cómo se denominan también los elementos de formulario como botones y cuadros de texto?</text:p>
        </text:list-item>
      </text:list>
      <text:p text:style-name="P7">Los elementos de formulario como botones y cuadros de texto también se denominan "campos de formulario" y "controles de formulario".</text:p>
      <text:list xml:id="list203247359156327" text:continue-numbering="true" text:style-name="L11">
        <text:list-item>
          <text:p text:style-name="P89">El cuadro de texto… </text:p>
        </text:list-item>
      </text:list>
      <text:list xml:id="list3221434422" text:style-name="L12">
        <text:list-item>
          <text:p text:style-name="P113"><text:span text:style-name="T45">Se trata del elemento más utilizado en los formularios.</text:span> </text:p>
        </text:list-item>
        <text:list-item>
          <text:p text:style-name="P113"><text:span text:style-name="T45">En el caso más sencillo, se muestra un cuadro de texto vacío en el que el usuario puede escribir cualquier texto.</text:span> </text:p>
        </text:list-item>
        <text:list-item>
          <text:p text:style-name="P113"><text:span text:style-name="T45">El atributo type diferencia a cada uno de los diez controles que se pueden crear con la etiqueta &lt;input&gt;. Para los cuadros de texto, su valor es text.</text:span> </text:p>
        </text:list-item>
        <text:list-item>
          <text:p text:style-name="P130">Todas las anteriores son correctas. </text:p>
        </text:list-item>
      </text:list>
      <text:p text:style-name="P7"/>
      <text:list xml:id="list203245462309321" text:continue-list="list203247359156327" text:style-name="L11">
        <text:list-item>
          <text:p text:style-name="P89">Sobre el atributo name… </text:p>
        </text:list-item>
      </text:list>
      <text:list xml:id="list1137866211" text:style-name="L13">
        <text:list-item>
          <text:p text:style-name="P127"><text:span text:style-name="T50">E</text:span>s el más importante en los campos del formulario. </text:p>
        </text:list-item>
        <text:list-item>
          <text:p text:style-name="P127"><text:span text:style-name="T50">S</text:span>i un campo no incluye el atributo name, sus datos no se envían al servidor. </text:p>
        </text:list-item>
        <text:list-item>
          <text:p text:style-name="P137"><text:soft-page-break/><text:span text:style-name="T13">E</text:span><text:span text:style-name="T12">l valor que se indica en el atributo name es el nombre que utiliza la aplicación del servidor para obtener el valor de este campo de formulario. </text:span></text:p>
        </text:list-item>
        <text:list-item>
          <text:p text:style-name="P132">Todas las anteriores son correctas.</text:p>
        </text:list-item>
      </text:list>
      <text:p text:style-name="P7"/>
      <text:list xml:id="list203246831987830" text:continue-list="list203245462309321" text:style-name="L11">
        <text:list-item>
          <text:p text:style-name="P90">Sobre los siguientes atributos en los cuadros de texto…</text:p>
        </text:list-item>
      </text:list>
      <text:list xml:id="list1640008094" text:style-name="L14">
        <text:list-item>
          <text:p text:style-name="P125">El atributo value se emplea para establecer el valor inicial del cuadro de texto.</text:p>
        </text:list-item>
        <text:list-item>
          <text:p text:style-name="P126">El atributo size permite establecer el tamaño, en caracteres, con el que se muestra el cuadro de texto. </text:p>
        </text:list-item>
        <text:list-item>
          <text:p text:style-name="P126">El atributo maxlength permite establecer el máximo número de caracteres que el usuario puede introducir en un cuadro de texto. </text:p>
        </text:list-item>
        <text:list-item>
          <text:p text:style-name="P131">Todas las anteriores son correctas.</text:p>
        </text:list-item>
      </text:list>
      <text:list xml:id="list203246726129512" text:continue-list="list203246831987830" text:style-name="L11">
        <text:list-item>
          <text:p text:style-name="P88">¿Cuál es la única diferencia entre este control y el cuadro de texto normal?</text:p>
        </text:list-item>
      </text:list>
      <text:p text:style-name="P7">La única diferencia entre este control y el cuadro de texto normal es que el texto que el usuario escribe en un cuadro de contraseña no se ve en la pantalla.</text:p>
      <text:list xml:id="list203247288190317" text:continue-numbering="true" text:style-name="L11">
        <text:list-item>
          <text:p text:style-name="P88">¿Cómo se transforma el cuadro de texto normal en un cuadro de contraseña?</text:p>
        </text:list-item>
      </text:list>
      <text:p text:style-name="P7">Cambiando el valor del atributo type por password se transforma el cuadro de texto normal en un cuadro de contraseña.</text:p>
      <text:list xml:id="list203245652003275" text:continue-numbering="true" text:style-name="L11">
        <text:list-item>
          <text:p text:style-name="P88">¿Cuáles son los controles de formulario que permiten al usuario seleccionar y deseleccionar opciones individualmente? ¿Cuál es el valor del atributo type para estos controles de formulario?</text:p>
        </text:list-item>
      </text:list>
      <text:p text:style-name="P7">Los checkbox o "casillas de verificación" son controles de formulario que permiten al usuario seleccionar y deseleccionar opciones individualmente. El valor del atributo type para estos controles de formulario es checkbox.</text:p>
      <text:list xml:id="list203246471670304" text:continue-numbering="true" text:style-name="L11">
        <text:list-item>
          <text:p text:style-name="P88">¿Cómo se debe hacer si se quiere mostrar un checkbox seleccionado por defecto?</text:p>
        </text:list-item>
      </text:list>
      <text:p text:style-name="P7">Si se quiere mostrar un checkbox seleccionado por defecto, se utiliza el atributo checked.</text:p>
      <text:list xml:id="list203246251163265" text:continue-numbering="true" text:style-name="L11">
        <text:list-item>
          <text:p text:style-name="P88">¿Cuáles son los controles similares a los controles de tipo checkbox, pero presentan que a diferencia de estos son mutuamente excluyentes? ¿Cuál es el valor del atributo type para estos controles? ¿Cúal es el atributo que se emplea para indicar los radiobutton que están relacionados?</text:p>
        </text:list-item>
      </text:list>
      <text:p text:style-name="P7">Los controles de tipo radiobutton son similares a los controles de tipo checkbox, pero presentan una diferencia muy importante: son mutuamente excluyentes. El valor del atributo type para estos controles de formulario es radio. El atributo name se emplea para indicar los radiobutton que están relacionados.</text:p>
      <text:list xml:id="list203246461281063" text:continue-numbering="true" text:style-name="L11">
        <text:list-item>
          <text:p text:style-name="P88"><text:soft-page-break/>¿Cuál es el valor del atributo type para el botón de envío de formulario?</text:p>
        </text:list-item>
      </text:list>
      <text:p text:style-name="P7">El valor del atributo type para este control de formulario es submit.</text:p>
      <text:list xml:id="list203247227791123" text:continue-numbering="true" text:style-name="L11">
        <text:list-item>
          <text:p text:style-name="P88">Los formularios también permiten adjuntar archivos para subirlos al servidor. ¿Cuál es el valor del atributo type para este control de formulario?</text:p>
        </text:list-item>
      </text:list>
      <text:p text:style-name="P7">El valor del atributo type para este control de formulario es file.</text:p>
      <text:list xml:id="list203247071792383" text:continue-numbering="true" text:style-name="L11">
        <text:list-item>
          <text:p text:style-name="P88">Si se incluye un control para adjuntar archivos, es obligatorio añadir el atributo enctype en la etiqueta &lt;form&gt; del formulario. ¿Verdadero o falso? El valor del atributo enctype debe ser multipart/form-data. ¿Verdadero o falso?</text:p>
        </text:list-item>
      </text:list>
      <text:p text:style-name="P118">Ambas son verdaderas.</text:p>
      <text:list xml:id="list203246109610884" text:continue-numbering="true" text:style-name="L11">
        <text:list-item>
          <text:p text:style-name="P88">¿Para qué se utilizan los campos ocultos? ¿Cuál es el valor del atributo type para este control de formulario?</text:p>
        </text:list-item>
      </text:list>
      <text:p text:style-name="P7">Los campos ocultos se emplean para añadir información oculta en el formulario. El valor del atributo type para este control de formulario es hidden.</text:p>
      <text:list xml:id="list203246093974906" text:continue-numbering="true" text:style-name="L11">
        <text:list-item>
          <text:p text:style-name="P88">¿Cuál es el valor del atributo type para definir un botón de tipo genérico? ¿Qué es necesario para que estos botones sean útiles?</text:p>
        </text:list-item>
      </text:list>
      <text:p text:style-name="P7">El valor del atributo type para este control de formulario es button. Este tipo de botones sólo son útiles si se utilizan junto con el lenguaje de programación JavaScript.</text:p>
      <text:list xml:id="list203246434727288" text:continue-numbering="true" text:style-name="L11">
        <text:list-item>
          <text:p text:style-name="P88">¿Qué etiqueta agrupa campos del formulario? ¿Qué etiqueta asigna un nombre a cada grupo?</text:p>
        </text:list-item>
      </text:list>
      <text:p text:style-name="P7">La etiqueta &lt;fieldset&gt; agrupa campos del formulario y la etiqueta &lt;legend&gt; asigna un nombre a cada grupo.</text:p>
      <text:list xml:id="list203245487225607" text:continue-numbering="true" text:style-name="L11">
        <text:list-item>
          <text:p text:style-name="P88">¿Qué etiqueta se utiliza para establecer el título de cada campo del formulario?</text:p>
        </text:list-item>
      </text:list>
      <text:p text:style-name="P115"><text:span text:style-name="T54">Afortunadamente, el lenguaje HTML incluye una etiqueta denominada &lt;label&gt; y que se utiliza para establecer el título de cada campo del formulario.</text:span></text:p>
      <text:list xml:id="list203246275071728" text:continue-numbering="true" text:style-name="L11">
        <text:list-item>
          <text:p text:style-name="P104"><text:span text:style-name="T52">¿Cuál es la principal ventaja de utilizar &lt;label&gt;?</text:span></text:p>
          <text:p text:style-name="P104"><text:span text:style-name="T49">La principal ventaja de utilizar &lt;label&gt; es que el código HTML está mejor estructurado y se mejora su accesibilidad.</text:span></text:p>
        </text:list-item>
        <text:list-item>
          <text:p text:style-name="P88">¿Qué etiqueta se emplea para incluir un área de texto en un formulario?</text:p>
        </text:list-item>
      </text:list>
      <text:p text:style-name="P7">Las áreas de texto disponen de su propia etiqueta &lt;textarea&gt;.</text:p>
      <text:list xml:id="list203245358340462" text:continue-numbering="true" text:style-name="L11">
        <text:list-item>
          <text:p text:style-name="P88"><text:soft-page-break/>¿Qué etiqueta se emplea para incluir una lista desplegable en un formulario? ¿Qué etiqueta se emplea para definir cada elemento de una lista desplegable?</text:p>
        </text:list-item>
      </text:list>
      <text:p text:style-name="P114">La etiqueta &lt;select&gt; <text:span text:style-name="T55">s</text:span>e emplea para incluir una lista desplegable en un formulario.</text:p>
      <text:p text:style-name="P114"><text:span text:style-name="T55">La </text:span>etiqueta &lt;option&gt; <text:span text:style-name="T55">s</text:span>e emplea para definir cada elemento de una lista desplegable.</text:p>
      <text:p text:style-name="P5"/>
      <text:p text:style-name="P57">ESTRUCTURA Y LAYOUT</text:p>
      <text:list xml:id="list1593572015" text:style-name="L15">
        <text:list-item>
          <text:p text:style-name="P100">¿Qué etiqueta se utiliza para agrupar los elementos que forman cada zona o división de una página?</text:p>
        </text:list-item>
      </text:list>
      <text:p text:style-name="P119">Se utiliza la etiqueta &lt;div&gt;.</text:p>
      <text:list xml:id="list203245395547668" text:continue-numbering="true" text:style-name="L15">
        <text:list-item>
          <text:p text:style-name="P91">Cita alguno de los nombres <text:span text:style-name="T56">comúnmente</text:span> utilizados para identificar las divisiones de una web.</text:p>
        </text:list-item>
      </text:list>
      <text:p text:style-name="P7">En cualquier caso, casi todos los diseñadores web utilizan la palabra "capa" para referirse a una "división".</text:p>
      <text:p text:style-name="P5"/>
      <text:p text:style-name="P57">METAINFORMACIÓN</text:p>
      <text:list xml:id="list4289065389" text:style-name="L16">
        <text:list-item>
          <text:p text:style-name="P101">¿Cómo se denominan los datos adicionales que están relacionados con la propia página? ¿Dónde se incluye esa información? ¿Cuál es un ejemplo de metainformación muy conocido y utilizado en HTML?</text:p>
        </text:list-item>
      </text:list>
      <text:p text:style-name="P5"><text:span text:style-name="T57">Los </text:span>datos adicionales siempre están relacionados con la propia página, por lo que se denominan metainformación o metadatos. La metainformación siempre se incluye en la sección de la cabecera, es decir, dentro de la etiqueta &lt;head&gt;. Aunque la metainformación más conocida y utilizada es el título de la propia página, se puede incluir mucha otra información útil para los navegadores y para los buscadores. <text:span text:style-name="T58">También existe el concepto DOCTYPE.</text:span></text:p>
      <text:list xml:id="list203247250424588" text:continue-numbering="true" text:style-name="L16">
        <text:list-item>
          <text:p text:style-name="P92">Los metadatos habituales utilizan solamente los atributos name y content para definir el nombre y el valor del metadato. ¿Verdadero o falso?</text:p>
        </text:list-item>
      </text:list>
      <text:p text:style-name="P120">Verdadero.</text:p>
      <text:list xml:id="list203247181813104" text:continue-numbering="true" text:style-name="L16">
        <text:list-item>
          <text:p text:style-name="P105"><text:span text:style-name="T52">Indica algunos de los metadatos más utilizados con ejemplos.</text:span></text:p>
        </text:list-item>
      </text:list>
      <text:p text:style-name="P121">Definir el autor del documento:</text:p>
      <text:p text:style-name="P121">&lt;meta name="author" content="Juan Pérez" /&gt;</text:p>
      <text:p text:style-name="P121">Definir el programa con el que se ha creado el documento:</text:p>
      <text:p text:style-name="P121">&lt;meta name="generator" content="WordPress 2.8.4" /&gt;</text:p>
      <text:p text:style-name="P121">Definir la codificación de caracteres del documento:</text:p>
      <text:p text:style-name="P121"><text:soft-page-break/>&lt;meta http-equiv="Content-Type" content="text/html; charset=UTF-8" /&gt;</text:p>
      <text:p text:style-name="P121">&lt;meta http-equiv="Content-Type" content="text/html; charset=ISO-8859-1" /&gt;</text:p>
      <text:p text:style-name="P121">Definir el copyright del documento:</text:p>
      <text:p text:style-name="P121">&lt;meta name="copyright" content="librosweb.es" /&gt;</text:p>
      <text:list xml:id="list203246927499649" text:continue-numbering="true" text:style-name="L16">
        <text:list-item>
          <text:p text:style-name="P105"><text:span text:style-name="T52">¿Qué tres DTD se pueden utilizar al crear págias XHTML? ¿Cómo se declara cada uno?</text:span></text:p>
        </text:list-item>
      </text:list>
      <text:p text:style-name="P122">Son XHTML 1.0 Estricto, XHTML 1.0 Transitorio y XHTML 1.0 Frameset.</text:p>
      <text:list xml:id="list203246467614898" text:continue-numbering="true" text:style-name="L16">
        <text:list-item>
          <text:p text:style-name="P92">¿Qué es un namespace en un documento XML? ¿Cómo se indican los namespaces?</text:p>
        </text:list-item>
      </text:list>
      <text:p text:style-name="P7">Un namespace en un documento XML permite diferenciar las etiquetas y atributos que pertenecen a cada lenguaje. Los namespaces se indican mediante una URL.</text:p>
      <text:list xml:id="list203246243097868" text:continue-numbering="true" text:style-name="L16">
        <text:list-item>
          <text:p text:style-name="P92">¿Cuál es el namespace que utilizan todas las páginas XHTML y cómo se indica?</text:p>
        </text:list-item>
      </text:list>
      <text:p text:style-name="P7">El namespace que utilizan todas las páginas XHTML es http://www.w3.org/1999/xhtml y se indica de la siguiente manera:</text:p>
      <text:p text:style-name="P7">&lt;html xmlns="http://www.w3.org/1999/xhtml"&gt;</text:p>
      <text:p text:style-name="P7">...</text:p>
      <text:p text:style-name="P7">&lt;/html&gt;</text:p>
      <text:p text:style-name="P5"/>
      <text:p text:style-name="P52">OTRAS ETIQUETAS IMPORTANTES</text:p>
      <text:list xml:id="list204967166" text:style-name="L17">
        <text:list-item>
          <text:p text:style-name="P102">¿Cuál es la sintaxis de apertura y cierre de los comentarios en HTML?</text:p>
        </text:list-item>
      </text:list>
      <text:p text:style-name="P6">La sintaxis de los comentarios es la siguiente:</text:p>
      <text:p text:style-name="P6"><text:s text:c="4"/>Apertura del comentario: &lt;!--</text:p>
      <text:p text:style-name="P6"><text:s text:c="4"/>Cierre del comentario: --&gt;</text:p>
      <text:list xml:id="list203246102559652" text:continue-numbering="true" text:style-name="L17">
        <text:list-item>
          <text:p text:style-name="P93">Si JavaScript está bloqueado o deshabilitado y la página web requiere su uso para un correcto funcionamiento, ¿cómo debería estar diseñada la web para que tenga un uso amigable para el usuario? ¿Qué etiqueta utilizaremos para ello?</text:p>
        </text:list-item>
      </text:list>
      <text:p text:style-name="P7">Si JavaScript está bloqueado o deshabilitado y la página web requiere su uso para un correcto funcionamiento, es habitual incluir un mensaje de aviso al usuario indicándole que debería activar JavaScript para disfrutar completamente de la página. HTML define la etiqueta &lt;noscript&gt; para incluir un mensaje que los navegadores muestran cuando JavaScript se encuentra bloqueado o deshabilitado.</text:p>
      <text:list xml:id="list203245673736485" text:continue-numbering="true" text:style-name="L17">
        <text:list-item>
          <text:p text:style-name="P93">¿Qué tres atributos están muy relacionados con CSS?</text:p>
        </text:list-item>
      </text:list>
      <text:p text:style-name="P7"><text:soft-page-break/>Algunos de los atributos más utilizados en la creación de páginas web son id, class y style. Los tres atributos están muy relacionados con CSS, sobre todo class y style.</text:p>
      <text:list xml:id="list203247208680530" text:continue-numbering="true" text:style-name="L17">
        <text:list-item>
          <text:p text:style-name="P93">¿Para qué se emplea el atributo id?</text:p>
        </text:list-item>
      </text:list>
      <text:p text:style-name="P7">El atributo id se emplea para asignar un identificador único a cada elemento de la página, lo que es útil tanto para aplicar estilos CSS a ese elemento.</text:p>
      <text:list xml:id="list203246547096335" text:continue-numbering="true" text:style-name="L17">
        <text:list-item>
          <text:p text:style-name="P93">¿Para qué se emplea el atributo class?</text:p>
        </text:list-item>
      </text:list>
      <text:p text:style-name="P7">Por otra parte, el atributo class se emplea para definir la clase CSS que se aplica a un elemento.</text:p>
      <text:list xml:id="list203246856011257" text:continue-numbering="true" text:style-name="L17">
        <text:list-item>
          <text:p text:style-name="P93">¿Para qué se emplea el atributo style?</text:p>
        </text:list-item>
      </text:list>
      <text:p text:style-name="P7">El atributo style se emplea para definir estilos CSS directamente sobre los elementos HTML.</text:p>
      <text:list xml:id="list203247385741879" text:continue-numbering="true" text:style-name="L17">
        <text:list-item>
          <text:p text:style-name="P93">¿Qué etiqueta permite insertar un documento HTML dentro de otro documento HTML?</text:p>
        </text:list-item>
      </text:list>
      <text:p text:style-name="P7">Aunque su uso no es muy común, la etiqueta &lt;iframe&gt; puede ser muy útil en determinadas ocasiones, ya que permite insertar un documento HTML dentro de otro documento HTML.</text:p>
      <text:list xml:id="list203245420315329" text:continue-numbering="true" text:style-name="L17">
        <text:list-item>
          <text:p text:style-name="P93">¿Qué etiqueta se utiliza para proporcionar información de contacto?</text:p>
        </text:list-item>
      </text:list>
      <text:p text:style-name="P7">La etiqueta &lt;address&gt; se utiliza para proporcionar información de contacto.</text:p>
      <text:list xml:id="list203247135495356" text:continue-numbering="true" text:style-name="L17">
        <text:list-item>
          <text:p text:style-name="P93">¿Qué etiqueta permite mostrar una línea horizontal de separación?</text:p>
        </text:list-item>
      </text:list>
      <text:p text:style-name="P7"><text:span text:style-name="T59">L</text:span>a etiqueta &lt;hr&gt; permite mostrar una línea horizontal de separación.</text:p>
      <text:list xml:id="list203247415024546" text:continue-numbering="true" text:style-name="L17">
        <text:list-item>
          <text:p text:style-name="P93">¿Cuál es el principal objetivo de la accesibilidad web?</text:p>
        </text:list-item>
      </text:list>
      <text:p text:style-name="P7">El principal objetivo de la accesibilidad web es el de permitir a cualquier usuario, independientemente del tipo de discapacidad que sufra, el acceso a los contenidos del sitio y permitirle la navegación necesaria para realizar las acciones deseadas.</text:p>
      <text:list xml:id="list203246128395839" text:continue-numbering="true" text:style-name="L17">
        <text:list-item>
          <text:p text:style-name="P93">¿Cuales son las cuatro principales ventajas de diseñar un sitio web completamente accesible?</text:p>
        </text:list-item>
      </text:list>
      <text:p text:style-name="P7">Las cuatro principales ventajas de diseñar un sitio web completamente accesible son las siguientes:</text:p>
      <text:list xml:id="list1896780595" text:style-name="L19">
        <text:list-item>
          <text:p text:style-name="P116"><text:s/>Los sitios accesibles separan completamente diseño y contenido.</text:p>
        </text:list-item>
        <text:list-item>
          <text:p text:style-name="P116">Un sitio accesible puede ser accedido por multitud de dispositivos diferentes sin necesidad de reescribir el código HTML.</text:p>
        </text:list-item>
        <text:list-item>
          <text:p text:style-name="P116">Los sitios accesibles son los únicos con una audiencia potencial global, ya que permiten el acceso a todos los usuarios y a todos los dispositivos.</text:p>
        </text:list-item>
        <text:list-item>
          <text:p text:style-name="P116"><text:soft-page-break/>Generalmente, los sitios accesibles son más fáciles de utilizar también para los usuarios sin discapacidades.</text:p>
        </text:list-item>
      </text:list>
      <text:list xml:id="list203245812035864" text:continue-list="list203246128395839" text:style-name="L17">
        <text:list-item>
          <text:p text:style-name="P93">¿Qué recomendaciones se pueden seguir para la creación de sitios accesibles? ¿Quién elabora ese documento de recomendaciones?</text:p>
        </text:list-item>
      </text:list>
      <text:p text:style-name="P7">La creación de sitios accesibles puede realizarse siguiendo las recomendaciones establecidas por el W3C y que se recogen en el documento Web Content Accessibility Guidelines (WCAG).</text:p>
      <text:list xml:id="list203245998295630" text:continue-numbering="true" text:style-name="L17">
        <text:list-item>
          <text:p text:style-name="P93">¿Qué versiones recientes hay de WCAG?</text:p>
        </text:list-item>
      </text:list>
      <text:p text:style-name="P7">La versión WCAG 1.0 que se utiliza en la actualidad se publicó en 1999, mientras que la versión WCAG 2.0 se encuentra todavía en borrador y se actualizó por última vez el día 30 de abril de 2008.</text:p>
      <text:list xml:id="list203246600717047" text:continue-numbering="true" text:style-name="L17">
        <text:list-item>
          <text:p text:style-name="P93">¿Qué tres niveles de accesibilidad existen conforme a la WCAG? ¿Cuál es más alto?</text:p>
        </text:list-item>
      </text:list>
      <text:p text:style-name="P7">Los requerimientos se agrupan en prioridades. Los requisitos de prioridad 1 son de obligado cumplimiento, los de prioridad 2 son recomendables y los de prioridad 3 son deseables. Si un sitio web cumple con todos los requisitos de prioridad 1, se considera que el sitio es conforme al nivel A de accesibilidad, <text:span text:style-name="T60">que es el más bajo</text:span>. El nivel AA de accesibilidad está reservado para los sitios que cumplan todos los requisitos de prioridad 1 y prioridad 2. Finalmente, los sitios que cumplen los 65 requisitos, son conformes al nivel AAA de accesibilidad, <text:span text:style-name="T60">que es el más alto.</text:span></text:p>
      <text:list xml:id="list203246873274669" text:continue-numbering="true" text:style-name="L17">
        <text:list-item>
          <text:p text:style-name="P93">¿Podrías localizar alguna guía y checklist para verificar cumplimiento de WCAG 1.0? ¿Y de WCAG 2.1?</text:p>
        </text:list-item>
      </text:list>
      <text:p text:style-name="P136"><text:span text:style-name="T11">WCAG 1.0: </text:span><text:a xlink:type="simple" xlink:href="https://www.w3.org/TR/WCAG10/" text:style-name="Internet_20_link" text:visited-style-name="Visited_20_Internet_20_Link">https://www.w3.org/TR/WCAG10/</text:a></text:p>
      <text:p text:style-name="P136"><text:span text:style-name="T11">WCAG 2.0: </text:span><text:a xlink:type="simple" xlink:href="https://www.w3.org/TR/WCAG20/" text:style-name="Internet_20_link" text:visited-style-name="Visited_20_Internet_20_Link">https://www.w3.org/TR/WCAG20/</text:a></text:p>
      <text:p text:style-name="P6"/>
      <text:p text:style-name="P52">VALIDACIÓN</text:p>
      <text:list xml:id="list1518381712" text:style-name="L18">
        <text:list-item>
          <text:p text:style-name="P103">¿Qué es la validación de un documento? ¿Qué son los validadores? ¿Cómo de accede al validador del organismo W3C?</text:p>
        </text:list-item>
      </text:list>
      <text:p text:style-name="P6">La validación es el proceso que asegura que un documento escrito en un determinado lenguaje (por ejemplo XHTML) cumple con las normas y restricciones de ese lenguaje. Los validadores son las herramientas que se utilizan para validar cada página. La validación de las páginas web no requiere el uso de editores avanzados como Dreamweaver, ya que el organismo W3C ha creado una herramienta que se puede utilizar gratuitamente a través de Internet: <text:a xlink:type="simple" xlink:href="http://validator.w3.org/" text:style-name="Internet_20_link" text:visited-style-name="Visited_20_Internet_20_Link">http://validator.w3.org/</text:a>.</text:p>
      <text:p text:style-name="P48"/>
      <text:p text:style-name="P48"/>
      <text:list xml:id="list203246259780664" text:continue-numbering="true" text:style-name="L18">
        <text:list-item>
          <text:p text:style-name="P94"><text:soft-page-break/>¿Cuál es el complemento que permite a <text:span text:style-name="T61">F</text:span>irefox contar con un validador?</text:p>
        </text:list-item>
      </text:list>
      <text:p text:style-name="P7">Si ya dispones del navegador Firefox, puedes instalar el validador mediante un complemento llamado HTML Valida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6e2c" officeooo:paragraph-rsid="00126e2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office:automatic-styles>
  <office:master-styles>
    <style:master-page style:name="Standard" style:page-layout-name="Mpm1">
      <style:header>
        <text:p text:style-name="MP1">David Diz Nieve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16T13:59:43.205000000</meta:creation-date>
    <dc:date>2022-09-27T20:32:45.064000000</dc:date>
    <meta:editing-duration>PT10H21M54S</meta:editing-duration>
    <meta:editing-cycles>187</meta:editing-cycles>
    <meta:generator>LibreOffice/6.4.3.2$Windows_X86_64 LibreOffice_project/747b5d0ebf89f41c860ec2a39efd7cb15b54f2d8</meta:generator>
    <meta:document-statistic meta:table-count="0" meta:image-count="0" meta:object-count="0" meta:page-count="22" meta:paragraph-count="414" meta:word-count="6105" meta:character-count="37186" meta:non-whitespace-character-count="31606"/>
  </office:meta>
</office:document-meta>
</file>